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2354in" table:align="left"/>
    </style:style>
    <style:style style:name="Table1.A" style:family="table-column">
      <style:table-column-properties style:column-width="1.4396in"/>
    </style:style>
    <style:style style:name="Table1.B" style:family="table-column">
      <style:table-column-properties style:column-width="1.2403in"/>
    </style:style>
    <style:style style:name="Table1.C" style:family="table-column">
      <style:table-column-properties style:column-width="3.5556in"/>
    </style:style>
    <style:style style:name="Table1.A1" style:family="table-cell">
      <style:table-cell-properties style:vertical-align="middle" fo:padding="0.0194in" fo:border="none"/>
    </style:style>
    <style:style style:name="P1" style:family="paragraph" style:parent-style-name="Heading_20_1" style:master-page-name="HTML">
      <style:paragraph-properties style:page-number="auto"/>
    </style:style>
    <style:style style:name="P2" style:family="paragraph" style:parent-style-name="Text_20_body" style:list-style-name="L1">
      <style:paragraph-properties fo:margin-top="0.0835in" fo:margin-bottom="0in" style:contextual-spacing="false"/>
    </style:style>
    <style:style style:name="P3" style:family="paragraph" style:parent-style-name="Text_20_body" style:list-style-name="L1"/>
    <style:style style:name="P4" style:family="paragraph" style:parent-style-name="Text_20_body">
      <style:paragraph-properties fo:margin-left="0.1665in" fo:margin-right="0.1665in" fo:margin-top="0.1665in" fo:margin-bottom="0.1665in" style:contextual-spacing="false" fo:text-indent="0in" style:auto-text-indent="false"/>
      <style:text-properties loext:padding-left="0.1665in" loext:padding-right="0in" loext:padding-top="0.1665in" loext:padding-bottom="0.1665in" loext:border-left="0.99pt solid #cccccc" loext:border-right="none" loext:border-top="0.99pt solid #cccccc" loext:border-bottom="0.99pt solid #cccccc"/>
    </style:style>
    <style:style style:name="P5" style:family="paragraph" style:parent-style-name="Heading_20_3">
      <style:paragraph-properties fo:margin-top="0in" fo:margin-bottom="0in" style:contextual-spacing="false"/>
    </style:style>
    <style:style style:name="P6" style:family="paragraph" style:parent-style-name="Text_20_body" style:list-style-name="L2">
      <style:paragraph-properties fo:margin-top="0.0835in" fo:margin-bottom="0in" style:contextual-spacing="false"/>
    </style:style>
    <style:style style:name="P7" style:family="paragraph" style:parent-style-name="Text_20_body" style:list-style-name="L2"/>
    <style:style style:name="P8" style:family="paragraph" style:parent-style-name="Text_20_body" style:list-style-name="L3">
      <style:paragraph-properties fo:margin-top="0.0835in" fo:margin-bottom="0in" style:contextual-spacing="false"/>
    </style:style>
    <style:style style:name="P9" style:family="paragraph" style:parent-style-name="Text_20_body" style:list-style-name="L3"/>
    <style:style style:name="P10" style:family="paragraph" style:parent-style-name="Text_20_body" style:list-style-name="L4">
      <style:paragraph-properties fo:margin-top="0.0835in" fo:margin-bottom="0in" style:contextual-spacing="false"/>
    </style:style>
    <style:style style:name="P11" style:family="paragraph" style:parent-style-name="Text_20_body" style:list-style-name="L4"/>
    <style:style style:name="P12" style:family="paragraph" style:parent-style-name="Text_20_body" style:list-style-name="L5">
      <style:paragraph-properties fo:margin-top="0.0835in" fo:margin-bottom="0in" style:contextual-spacing="false"/>
    </style:style>
    <style:style style:name="P13" style:family="paragraph" style:parent-style-name="Text_20_body" style:list-style-name="L5"/>
    <style:style style:name="P14" style:family="paragraph" style:parent-style-name="Text_20_body" style:list-style-name="L6">
      <style:paragraph-properties fo:margin-top="0.0835in" fo:margin-bottom="0in" style:contextual-spacing="false"/>
    </style:style>
    <style:style style:name="P15" style:family="paragraph" style:parent-style-name="Text_20_body" style:list-style-name="L6"/>
    <style:style style:name="P16" style:family="paragraph" style:parent-style-name="Text_20_body" style:list-style-name="L7">
      <style:paragraph-properties fo:margin-top="0.0835in" fo:margin-bottom="0in" style:contextual-spacing="false"/>
    </style:style>
    <style:style style:name="P17" style:family="paragraph" style:parent-style-name="Text_20_body" style:list-style-name="L7"/>
    <style:style style:name="P18" style:family="paragraph" style:parent-style-name="Text_20_body" style:list-style-name="L8">
      <style:paragraph-properties fo:margin-top="0.0835in" fo:margin-bottom="0in" style:contextual-spacing="false"/>
    </style:style>
    <style:style style:name="P19" style:family="paragraph" style:parent-style-name="Text_20_body" style:list-style-name="L8"/>
    <style:style style:name="P20" style:family="paragraph" style:parent-style-name="Text_20_body" style:list-style-name="L9">
      <style:paragraph-properties fo:margin-top="0.0835in" fo:margin-bottom="0in" style:contextual-spacing="false"/>
    </style:style>
    <style:style style:name="P21" style:family="paragraph" style:parent-style-name="Text_20_body" style:list-style-name="L9"/>
    <style:style style:name="P22" style:family="paragraph" style:parent-style-name="Text_20_body" style:list-style-name="L10">
      <style:paragraph-properties fo:margin-top="0.0835in" fo:margin-bottom="0in" style:contextual-spacing="false"/>
    </style:style>
    <style:style style:name="P23" style:family="paragraph" style:parent-style-name="Text_20_body" style:list-style-name="L10"/>
    <style:style style:name="P24" style:family="paragraph" style:parent-style-name="Text_20_body" style:list-style-name="L11">
      <style:paragraph-properties fo:margin-top="0.0835in" fo:margin-bottom="0in" style:contextual-spacing="false"/>
    </style:style>
    <style:style style:name="P25" style:family="paragraph" style:parent-style-name="Text_20_body" style:list-style-name="L11"/>
    <style:style style:name="P26" style:family="paragraph" style:parent-style-name="Text_20_body" style:list-style-name="L12">
      <style:paragraph-properties fo:margin-top="0.0835in" fo:margin-bottom="0in" style:contextual-spacing="false"/>
    </style:style>
    <style:style style:name="P27" style:family="paragraph" style:parent-style-name="Text_20_body" style:list-style-name="L12"/>
    <style:style style:name="P28" style:family="paragraph" style:parent-style-name="Text_20_body" style:list-style-name="L13">
      <style:paragraph-properties fo:margin-top="0.0835in" fo:margin-bottom="0in" style:contextual-spacing="false"/>
    </style:style>
    <style:style style:name="P29" style:family="paragraph" style:parent-style-name="Text_20_body" style:list-style-name="L13"/>
    <style:style style:name="P30" style:family="paragraph" style:parent-style-name="Text_20_body" style:list-style-name="L14">
      <style:paragraph-properties fo:margin-top="0.0835in" fo:margin-bottom="0in" style:contextual-spacing="false"/>
    </style:style>
    <style:style style:name="P31" style:family="paragraph" style:parent-style-name="Text_20_body" style:list-style-name="L14"/>
    <style:style style:name="P32" style:family="paragraph" style:parent-style-name="Text_20_body" style:list-style-name="L15">
      <style:paragraph-properties fo:margin-top="0.0835in" fo:margin-bottom="0in" style:contextual-spacing="false"/>
    </style:style>
    <style:style style:name="P33" style:family="paragraph" style:parent-style-name="Text_20_body" style:list-style-name="L15"/>
    <style:style style:name="P34" style:family="paragraph" style:parent-style-name="Text_20_body" style:list-style-name="L16">
      <style:paragraph-properties fo:margin-top="0.0835in" fo:margin-bottom="0in" style:contextual-spacing="false"/>
    </style:style>
    <style:style style:name="P35" style:family="paragraph" style:parent-style-name="Text_20_body" style:list-style-name="L16"/>
    <style:style style:name="P36" style:family="paragraph" style:parent-style-name="Text_20_body" style:list-style-name="L17">
      <style:paragraph-properties fo:margin-top="0.0835in" fo:margin-bottom="0in" style:contextual-spacing="false"/>
    </style:style>
    <style:style style:name="P37" style:family="paragraph" style:parent-style-name="Text_20_body" style:list-style-name="L17"/>
    <style:style style:name="P38" style:family="paragraph" style:parent-style-name="Text_20_body" style:list-style-name="L18">
      <style:paragraph-properties fo:margin-top="0.0835in" fo:margin-bottom="0in" style:contextual-spacing="false"/>
    </style:style>
    <style:style style:name="P39" style:family="paragraph" style:parent-style-name="Text_20_body" style:list-style-name="L18"/>
    <style:style style:name="P40" style:family="paragraph" style:parent-style-name="Text_20_body" style:list-style-name="L19">
      <style:paragraph-properties fo:margin-top="0.0835in" fo:margin-bottom="0in" style:contextual-spacing="false"/>
    </style:style>
    <style:style style:name="P41" style:family="paragraph" style:parent-style-name="Text_20_body" style:list-style-name="L19"/>
    <style:style style:name="P42" style:family="paragraph" style:parent-style-name="Text_20_body" style:list-style-name="L20">
      <style:paragraph-properties fo:margin-top="0.0835in" fo:margin-bottom="0in" style:contextual-spacing="false"/>
    </style:style>
    <style:style style:name="P43" style:family="paragraph" style:parent-style-name="Text_20_body" style:list-style-name="L20"/>
    <style:style style:name="P44" style:family="paragraph" style:parent-style-name="Text_20_body" style:list-style-name="L21"/>
    <style:style style:name="P45" style:family="paragraph" style:parent-style-name="Text_20_body" style:list-style-name="L22">
      <style:paragraph-properties fo:margin-top="0.0835in" fo:margin-bottom="0in" style:contextual-spacing="false"/>
    </style:style>
    <style:style style:name="P46" style:family="paragraph" style:parent-style-name="Text_20_body" style:list-style-name="L22"/>
    <style:style style:name="P47" style:family="paragraph" style:parent-style-name="Text_20_body" style:list-style-name="L23">
      <style:paragraph-properties fo:margin-top="0.0835in" fo:margin-bottom="0in" style:contextual-spacing="false"/>
    </style:style>
    <style:style style:name="P48" style:family="paragraph" style:parent-style-name="Text_20_body" style:list-style-name="L23"/>
    <style:style style:name="P49" style:family="paragraph" style:parent-style-name="Text_20_body" style:list-style-name="L24">
      <style:paragraph-properties fo:margin-top="0.0835in" fo:margin-bottom="0in" style:contextual-spacing="false"/>
    </style:style>
    <style:style style:name="P50" style:family="paragraph" style:parent-style-name="Text_20_body" style:list-style-name="L24"/>
    <style:style style:name="P51" style:family="paragraph" style:parent-style-name="Text_20_body" style:list-style-name="L25">
      <style:paragraph-properties fo:margin-top="0.0835in" fo:margin-bottom="0in" style:contextual-spacing="false"/>
    </style:style>
    <style:style style:name="P52" style:family="paragraph" style:parent-style-name="Text_20_body" style:list-style-name="L25"/>
    <style:style style:name="P53" style:family="paragraph" style:parent-style-name="Text_20_body" style:list-style-name="L26">
      <style:paragraph-properties fo:margin-top="0.0835in" fo:margin-bottom="0in" style:contextual-spacing="false"/>
    </style:style>
    <style:style style:name="P54" style:family="paragraph" style:parent-style-name="Text_20_body" style:list-style-name="L26"/>
    <style:style style:name="P55" style:family="paragraph" style:parent-style-name="Text_20_body" style:list-style-name="L27">
      <style:paragraph-properties fo:margin-top="0.0835in" fo:margin-bottom="0in" style:contextual-spacing="false"/>
    </style:style>
    <style:style style:name="P56" style:family="paragraph" style:parent-style-name="Text_20_body" style:list-style-name="L27"/>
    <style:style style:name="P57" style:family="paragraph" style:parent-style-name="Text_20_body" style:list-style-name="L28">
      <style:paragraph-properties fo:margin-top="0.0835in" fo:margin-bottom="0in" style:contextual-spacing="false"/>
    </style:style>
    <style:style style:name="P58" style:family="paragraph" style:parent-style-name="Text_20_body" style:list-style-name="L28"/>
    <style:style style:name="P59" style:family="paragraph" style:parent-style-name="Text_20_body" style:list-style-name="L29">
      <style:paragraph-properties fo:margin-top="0.0835in" fo:margin-bottom="0in" style:contextual-spacing="false"/>
    </style:style>
    <style:style style:name="P60" style:family="paragraph" style:parent-style-name="Text_20_body" style:list-style-name="L29"/>
    <style:style style:name="P61" style:family="paragraph" style:parent-style-name="Text_20_body" style:list-style-name="L30">
      <style:paragraph-properties fo:margin-top="0.0835in" fo:margin-bottom="0in" style:contextual-spacing="false"/>
    </style:style>
    <style:style style:name="P62" style:family="paragraph" style:parent-style-name="Text_20_body" style:list-style-name="L30"/>
    <style:style style:name="P63" style:family="paragraph" style:parent-style-name="Text_20_body" style:list-style-name="L31">
      <style:paragraph-properties fo:margin-top="0.0835in" fo:margin-bottom="0in" style:contextual-spacing="false"/>
    </style:style>
    <style:style style:name="P64" style:family="paragraph" style:parent-style-name="Text_20_body" style:list-style-name="L31"/>
    <style:style style:name="P65" style:family="paragraph" style:parent-style-name="Text_20_body" style:list-style-name="L32">
      <style:paragraph-properties fo:margin-top="0.0835in" fo:margin-bottom="0in" style:contextual-spacing="false"/>
    </style:style>
    <style:style style:name="P66" style:family="paragraph" style:parent-style-name="Text_20_body" style:list-style-name="L32"/>
    <style:style style:name="P67" style:family="paragraph" style:parent-style-name="Text_20_body" style:list-style-name="L33">
      <style:paragraph-properties fo:margin-top="0.0835in" fo:margin-bottom="0in" style:contextual-spacing="false"/>
    </style:style>
    <style:style style:name="P68" style:family="paragraph" style:parent-style-name="Text_20_body" style:list-style-name="L33"/>
    <style:style style:name="P69" style:family="paragraph" style:parent-style-name="Text_20_body" style:list-style-name="L34">
      <style:paragraph-properties fo:margin-top="0.0835in" fo:margin-bottom="0in" style:contextual-spacing="false"/>
    </style:style>
    <style:style style:name="P70" style:family="paragraph" style:parent-style-name="Text_20_body" style:list-style-name="L34"/>
    <style:style style:name="P71" style:family="paragraph" style:parent-style-name="Text_20_body" style:list-style-name="L35">
      <style:paragraph-properties fo:margin-top="0.0835in" fo:margin-bottom="0in" style:contextual-spacing="false"/>
    </style:style>
    <style:style style:name="P72" style:family="paragraph" style:parent-style-name="Text_20_body" style:list-style-name="L35"/>
    <style:style style:name="P73" style:family="paragraph" style:parent-style-name="Text_20_body" style:list-style-name="L36">
      <style:paragraph-properties fo:margin-top="0.0835in" fo:margin-bottom="0in" style:contextual-spacing="false"/>
    </style:style>
    <style:style style:name="P74" style:family="paragraph" style:parent-style-name="Text_20_body" style:list-style-name="L36"/>
    <style:style style:name="P75" style:family="paragraph" style:parent-style-name="Text_20_body" style:list-style-name="L37">
      <style:paragraph-properties fo:margin-top="0.0835in" fo:margin-bottom="0in" style:contextual-spacing="false"/>
    </style:style>
    <style:style style:name="P76" style:family="paragraph" style:parent-style-name="Text_20_body" style:list-style-name="L37"/>
    <style:style style:name="P77" style:family="paragraph" style:parent-style-name="Text_20_body" style:list-style-name="L38">
      <style:paragraph-properties fo:margin-top="0.0835in" fo:margin-bottom="0in" style:contextual-spacing="false"/>
    </style:style>
    <style:style style:name="P78" style:family="paragraph" style:parent-style-name="Text_20_body" style:list-style-name="L38"/>
    <style:style style:name="P79" style:family="paragraph" style:parent-style-name="Text_20_body" style:list-style-name="L39">
      <style:paragraph-properties fo:margin-top="0.0835in" fo:margin-bottom="0in" style:contextual-spacing="false"/>
    </style:style>
    <style:style style:name="P80" style:family="paragraph" style:parent-style-name="Text_20_body" style:list-style-name="L39"/>
    <style:style style:name="P81" style:family="paragraph" style:parent-style-name="Text_20_body" style:list-style-name="L40">
      <style:paragraph-properties fo:margin-top="0.0835in" fo:margin-bottom="0in" style:contextual-spacing="false"/>
    </style:style>
    <style:style style:name="P82" style:family="paragraph" style:parent-style-name="Text_20_body" style:list-style-name="L40"/>
    <style:style style:name="P83" style:family="paragraph" style:parent-style-name="Text_20_body" style:list-style-name="L41">
      <style:paragraph-properties fo:margin-top="0.0835in" fo:margin-bottom="0in" style:contextual-spacing="false"/>
    </style:style>
    <style:style style:name="P84" style:family="paragraph" style:parent-style-name="Text_20_body" style:list-style-name="L41"/>
    <style:style style:name="P85" style:family="paragraph" style:parent-style-name="Text_20_body" style:list-style-name="L42">
      <style:paragraph-properties fo:margin-top="0.0835in" fo:margin-bottom="0in" style:contextual-spacing="false"/>
    </style:style>
    <style:style style:name="P86" style:family="paragraph" style:parent-style-name="Text_20_body" style:list-style-name="L42"/>
    <style:style style:name="P87" style:family="paragraph" style:parent-style-name="Text_20_body" style:list-style-name="L43">
      <style:paragraph-properties fo:margin-top="0.0835in" fo:margin-bottom="0in" style:contextual-spacing="false"/>
    </style:style>
    <style:style style:name="P88" style:family="paragraph" style:parent-style-name="Text_20_body" style:list-style-name="L43"/>
    <style:style style:name="P89" style:family="paragraph" style:parent-style-name="Text_20_body" style:list-style-name="L44">
      <style:paragraph-properties fo:margin-top="0.0835in" fo:margin-bottom="0in" style:contextual-spacing="false"/>
    </style:style>
    <style:style style:name="P90" style:family="paragraph" style:parent-style-name="Text_20_body" style:list-style-name="L44"/>
    <style:style style:name="P91" style:family="paragraph" style:parent-style-name="Text_20_body" style:list-style-name="L45">
      <style:paragraph-properties fo:margin-top="0.0835in" fo:margin-bottom="0in" style:contextual-spacing="false"/>
    </style:style>
    <style:style style:name="P92" style:family="paragraph" style:parent-style-name="Text_20_body" style:list-style-name="L45"/>
    <style:style style:name="P93" style:family="paragraph" style:parent-style-name="Text_20_body" style:list-style-name="L46">
      <style:paragraph-properties fo:margin-top="0.0835in" fo:margin-bottom="0in" style:contextual-spacing="false"/>
    </style:style>
    <style:style style:name="P94" style:family="paragraph" style:parent-style-name="Text_20_body" style:list-style-name="L46"/>
    <style:style style:name="P95" style:family="paragraph" style:parent-style-name="Text_20_body" style:list-style-name="L47">
      <style:paragraph-properties fo:margin-top="0.0835in" fo:margin-bottom="0in" style:contextual-spacing="false"/>
    </style:style>
    <style:style style:name="P96" style:family="paragraph" style:parent-style-name="Text_20_body" style:list-style-name="L47"/>
    <style:style style:name="P97" style:family="paragraph" style:parent-style-name="Text_20_body" style:list-style-name="L48">
      <style:paragraph-properties fo:margin-top="0.0835in" fo:margin-bottom="0in" style:contextual-spacing="false"/>
    </style:style>
    <style:style style:name="P98" style:family="paragraph" style:parent-style-name="Text_20_body" style:list-style-name="L48"/>
    <style:style style:name="P99" style:family="paragraph" style:parent-style-name="Text_20_body" style:list-style-name="L49">
      <style:paragraph-properties fo:margin-top="0.0835in" fo:margin-bottom="0in" style:contextual-spacing="false"/>
    </style:style>
    <style:style style:name="P100" style:family="paragraph" style:parent-style-name="Text_20_body" style:list-style-name="L49"/>
    <style:style style:name="P101" style:family="paragraph" style:parent-style-name="Text_20_body" style:list-style-name="L50">
      <style:paragraph-properties fo:margin-top="0.0835in" fo:margin-bottom="0in" style:contextual-spacing="false"/>
    </style:style>
    <style:style style:name="P102" style:family="paragraph" style:parent-style-name="Text_20_body" style:list-style-name="L50"/>
    <style:style style:name="P103" style:family="paragraph" style:parent-style-name="Text_20_body" style:list-style-name="L51">
      <style:paragraph-properties fo:margin-top="0.0835in" fo:margin-bottom="0in" style:contextual-spacing="false"/>
    </style:style>
    <style:style style:name="P104" style:family="paragraph" style:parent-style-name="Text_20_body" style:list-style-name="L51"/>
    <style:style style:name="P105" style:family="paragraph" style:parent-style-name="Text_20_body" style:list-style-name="L52">
      <style:paragraph-properties fo:margin-top="0.0835in" fo:margin-bottom="0in" style:contextual-spacing="false"/>
    </style:style>
    <style:style style:name="P106" style:family="paragraph" style:parent-style-name="Text_20_body" style:list-style-name="L52"/>
    <style:style style:name="P107" style:family="paragraph" style:parent-style-name="Text_20_body" style:list-style-name="L53">
      <style:paragraph-properties fo:margin-top="0.0835in" fo:margin-bottom="0in" style:contextual-spacing="false"/>
    </style:style>
    <style:style style:name="P108" style:family="paragraph" style:parent-style-name="Text_20_body" style:list-style-name="L53"/>
    <style:style style:name="P109" style:family="paragraph" style:parent-style-name="Text_20_body" style:list-style-name="L54">
      <style:paragraph-properties fo:margin-top="0.0835in" fo:margin-bottom="0in" style:contextual-spacing="false"/>
    </style:style>
    <style:style style:name="P110" style:family="paragraph" style:parent-style-name="Text_20_body" style:list-style-name="L54"/>
    <style:style style:name="P111" style:family="paragraph" style:parent-style-name="Text_20_body" style:list-style-name="L55">
      <style:paragraph-properties fo:margin-top="0.0835in" fo:margin-bottom="0in" style:contextual-spacing="false"/>
    </style:style>
    <style:style style:name="P112" style:family="paragraph" style:parent-style-name="Text_20_body" style:list-style-name="L55"/>
    <style:style style:name="P113" style:family="paragraph" style:parent-style-name="Text_20_body" style:list-style-name="L56">
      <style:paragraph-properties fo:margin-top="0.0835in" fo:margin-bottom="0in" style:contextual-spacing="false"/>
    </style:style>
    <style:style style:name="P114" style:family="paragraph" style:parent-style-name="Text_20_body" style:list-style-name="L56"/>
    <style:style style:name="P115" style:family="paragraph" style:parent-style-name="Text_20_body" style:list-style-name="L57">
      <style:paragraph-properties fo:margin-top="0.0835in" fo:margin-bottom="0in" style:contextual-spacing="false"/>
    </style:style>
    <style:style style:name="P116" style:family="paragraph" style:parent-style-name="Text_20_body" style:list-style-name="L57"/>
    <style:style style:name="P117" style:family="paragraph" style:parent-style-name="Text_20_body" style:list-style-name="L58">
      <style:paragraph-properties fo:margin-top="0.0835in" fo:margin-bottom="0in" style:contextual-spacing="false"/>
    </style:style>
    <style:style style:name="P118" style:family="paragraph" style:parent-style-name="Text_20_body" style:list-style-name="L58"/>
    <style:style style:name="P119" style:family="paragraph" style:parent-style-name="Text_20_body" style:list-style-name="L59">
      <style:paragraph-properties fo:margin-top="0.0835in" fo:margin-bottom="0in" style:contextual-spacing="false"/>
    </style:style>
    <style:style style:name="P120" style:family="paragraph" style:parent-style-name="Text_20_body" style:list-style-name="L59"/>
    <style:style style:name="P121" style:family="paragraph" style:parent-style-name="Text_20_body" style:list-style-name="L60">
      <style:paragraph-properties fo:margin-top="0.0835in" fo:margin-bottom="0in" style:contextual-spacing="false"/>
    </style:style>
    <style:style style:name="P122" style:family="paragraph" style:parent-style-name="Text_20_body" style:list-style-name="L60"/>
    <style:style style:name="P123" style:family="paragraph" style:parent-style-name="Text_20_body" style:list-style-name="L61">
      <style:paragraph-properties fo:margin-top="0.0835in" fo:margin-bottom="0in" style:contextual-spacing="false"/>
    </style:style>
    <style:style style:name="P124" style:family="paragraph" style:parent-style-name="Text_20_body" style:list-style-name="L61"/>
    <style:style style:name="P125" style:family="paragraph" style:parent-style-name="Text_20_body" style:list-style-name="L62">
      <style:paragraph-properties fo:margin-top="0.0835in" fo:margin-bottom="0in" style:contextual-spacing="false"/>
    </style:style>
    <style:style style:name="P126" style:family="paragraph" style:parent-style-name="Text_20_body" style:list-style-name="L62"/>
    <style:style style:name="P127" style:family="paragraph" style:parent-style-name="Text_20_body" style:list-style-name="L63">
      <style:paragraph-properties fo:margin-top="0.0835in" fo:margin-bottom="0in" style:contextual-spacing="false"/>
    </style:style>
    <style:style style:name="P128" style:family="paragraph" style:parent-style-name="Text_20_body" style:list-style-name="L63"/>
    <style:style style:name="P129" style:family="paragraph" style:parent-style-name="Text_20_body" style:list-style-name="L64">
      <style:paragraph-properties fo:margin-top="0.0835in" fo:margin-bottom="0in" style:contextual-spacing="false"/>
    </style:style>
    <style:style style:name="P130" style:family="paragraph" style:parent-style-name="Text_20_body" style:list-style-name="L64"/>
    <style:style style:name="P131" style:family="paragraph" style:parent-style-name="Text_20_body" style:list-style-name="L65">
      <style:paragraph-properties fo:margin-top="0.0835in" fo:margin-bottom="0in" style:contextual-spacing="false"/>
    </style:style>
    <style:style style:name="P132" style:family="paragraph" style:parent-style-name="Text_20_body" style:list-style-name="L65"/>
    <style:style style:name="P133" style:family="paragraph" style:parent-style-name="Text_20_body" style:list-style-name="L66">
      <style:paragraph-properties fo:margin-top="0.0835in" fo:margin-bottom="0in" style:contextual-spacing="false"/>
    </style:style>
    <style:style style:name="P134" style:family="paragraph" style:parent-style-name="Text_20_body" style:list-style-name="L66"/>
    <style:style style:name="P135" style:family="paragraph" style:parent-style-name="Text_20_body" style:list-style-name="L67">
      <style:paragraph-properties fo:margin-top="0.0835in" fo:margin-bottom="0in" style:contextual-spacing="false"/>
    </style:style>
    <style:style style:name="P136" style:family="paragraph" style:parent-style-name="Text_20_body" style:list-style-name="L67"/>
    <style:style style:name="P137" style:family="paragraph" style:parent-style-name="Text_20_body" style:list-style-name="L68">
      <style:paragraph-properties fo:margin-top="0.0835in" fo:margin-bottom="0in" style:contextual-spacing="false"/>
    </style:style>
    <style:style style:name="P138" style:family="paragraph" style:parent-style-name="Text_20_body" style:list-style-name="L68"/>
    <style:style style:name="P139" style:family="paragraph" style:parent-style-name="Text_20_body" style:list-style-name="L69">
      <style:paragraph-properties fo:margin-top="0.0835in" fo:margin-bottom="0in" style:contextual-spacing="false"/>
    </style:style>
    <style:style style:name="P140" style:family="paragraph" style:parent-style-name="Text_20_body" style:list-style-name="L69"/>
    <style:style style:name="T1" style:family="text">
      <style:text-properties officeooo:rsid="00043817"/>
    </style:style>
    <style:style style:name="T2" style:family="text">
      <style:text-properties officeooo:rsid="0005e87f"/>
    </style:style>
    <style:style style:name="T3" style:family="text">
      <style:text-properties officeooo:rsid="0005fcee"/>
    </style:style>
    <style:style style:name="T4" style:family="text">
      <style:text-properties officeooo:rsid="00088f47"/>
    </style:style>
    <style:style style:name="T5" style:family="text">
      <style:text-properties officeooo:rsid="0007e4f7"/>
    </style:style>
    <style:style style:name="fr1" style:family="graphic" style:parent-style-name="Inline_20_Heading">
      <style:graphic-properties style:vertical-pos="middle" style:vertical-rel="tex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Newbie Shell Design Document v<text:span text:style-name="T1">1</text:span></text:h>
      <text:h text:style-name="Heading_20_2" text:outline-level="2">CRITICAL ARCHITECTURAL DECISION: UNIFIED EXECUTION MODEL</text:h>
      <text:p text:style-name="Text_20_body"><text:span text:style-name="Strong_20_Emphasis">Major Update:</text:span> All command execution in Newbie flows through the &amp;run primitive. This creates a clean separation between natural language parsing (what the user wants) and process execution (how it gets done).</text:p>
      <text:p text:style-name="Text_20_body"><text:span text:style-name="Strong_20_Emphasis">Memory Constraint:</text:span> Command structure must never store content data to avoid Vec memory explosion on large datasets. Command stores only configuration state (flags, limits, modes, source/destination paths) that guide streaming operations.</text:p>
      <text:h text:style-name="Heading_20_3" text:outline-level="3">Execution Architecture:</text:h>
      <text:list text:style-name="L1">
        <text:list-item>
          <text:p text:style-name="P2">Modifiers configure the command by setting command fields </text:p>
        </text:list-item>
        <text:list-item>
          <text:p text:style-name="P2">Action commands build executable command strings </text:p>
        </text:list-item>
        <text:list-item>
          <text:p text:style-name="P2">All execution happens via &amp;run with the built command string </text:p>
        </text:list-item>
        <text:list-item>
          <text:p text:style-name="P3">Data flows through without storage in intermediate structures </text:p>
        </text:list-item>
      </text:list>
      <text:h text:style-name="Heading_20_2" text:outline-level="2">UNIFIED EXECUTION MODEL: Everything is &amp;run</text:h>
      <text:p text:style-name="Text_20_body">The fundamental architectural insight is that all commands, whether native Newbie operations or external scripts, ultimately become &amp;run operations with different command strings.</text:p>
      <text:h text:style-name="Heading_20_3" text:outline-level="3">Command Flow Architecture:</text:h>
      <text:p text:style-name="P4">Natural Language Input → Command Building → Executable String → &amp;run Execution </text:p>
      <text:p text:style-name="Text_20_body"><draw:frame draw:style-name="fr1" draw:name="Frame1" text:anchor-type="as-char" draw:z-index="0"><draw:text-box fo:min-height="0in" fo:min-width="0in"><text:h text:style-name="P5" text:outline-level="3">Examples of the unified model:</text:h></draw:text-box></draw:frame><text:line-break/><text:span text:style-name="T2">Only two commands call existing components, specifically, &amp;admin is sudo, so there is no change in the elevation model, and &amp;copy is rsync, because it is a very advanced copy program. </text:span><text:span text:style-name="T3">Everything else uses internal Rust components, which are already there in the programming language.</text:span></text:p>
      <text:p text:style-name="Preformatted_20_Text"><text:soft-page-break/>&amp;copy data3.txt &amp;to data4.txt</text:p>
      <text:p text:style-name="Preformatted_20_Text">&amp;copy ~/newbie/ &amp;to /mnt/bigdrive/newbie/<text:line-break/><text:span text:style-name="T4">when using a trailing backslash to indicate its a directory automatically use rsync -a</text:span></text:p>
      <text:p text:style-name="Preformatted_20_Text">&amp;admin <text:span text:style-name="T2">&amp;copy</text:span> files/ &amp;to /system/backup/</text:p>
      <text:p text:style-name="Preformatted_20_Text">→ builds: "sudo rsync -a files/ /system/backup/"</text:p>
      <text:p text:style-name="Preformatted_20_Text">→ executes: &amp;run sudo rsync -a files/ /system/backup/</text:p>
      <text:p text:style-name="Preformatted_20_Text">script.py</text:p>
      <text:p text:style-name="Preformatted_20_Text">→ executes: &amp;run python script.py</text:p>
      <text:p text:style-name="Preformatted_20_Text">&amp;run custom_tool --flag value</text:p>
      <text:p text:style-name="Preformatted_20_Text">→ executes: &amp;run custom_tool --flag value</text:p>
      <text:h text:style-name="Heading_20_2" text:outline-level="2">NEW: BASH Command Execution with Silent Default</text:h>
      <text:p text:style-name="Text_20_body"><text:span text:style-name="Strong_20_Emphasis">&amp;run BASH Syntax:</text:span> Resolves quote parsing complexity by treating everything after BASH as a shell command string.</text:p>
      <text:p text:style-name="Text_20_body"><text:span text:style-name="Strong_20_Emphasis">Silent Execution by Default:</text:span> Commands execute without output unless explicitly prefixed with &amp;show.</text:p>
      <text:p text:style-name="Text_20_body"><text:span text:style-name="Strong_20_Emphasis">&amp;show as Both Command and Modifier:</text:span> Natural dual functionality for file display and output enabling.</text:p>
      <text:h text:style-name="Heading_20_3" text:outline-level="3">Examples:</text:h>
      <text:p text:style-name="Preformatted_20_Text">&amp;run BASH echo 'Hello World' <text:s text:c="10"/># Silent execution</text:p>
      <text:p text:style-name="Preformatted_20_Text">&amp;show &amp;run BASH echo 'Hello World' <text:s text:c="4"/># Display output</text:p>
      <text:p text:style-name="Preformatted_20_Text">&amp;run BASH ls -la | grep error <text:s text:c="9"/># Complex pipeline, silent</text:p>
      <text:p text:style-name="Preformatted_20_Text"><text:soft-page-break/>&amp;show &amp;run BASH find /var -name "*.log" # Display results</text:p>
      <text:h text:style-name="Heading_20_2" text:outline-level="2">NEW: Magic Byte Detection for Transparent Decompression</text:h>
      <text:p text:style-name="Text_20_body"><text:span text:style-name="Strong_20_Emphasis">Eliminates User Cognitive Load:</text:span> All file operations work transparently with compressed files without requiring users to specify compression formats.</text:p>
      <text:p text:style-name="Text_20_body"><text:span text:style-name="Strong_20_Emphasis">Implementation:</text:span> Automatic detection through file headers enables threaded performance benefits while maintaining streaming architecture.</text:p>
      <text:h text:style-name="Heading_20_3" text:outline-level="3">Supported Formats:</text:h>
      <text:list text:style-name="L2">
        <text:list-item>
          <text:p text:style-name="P6">gzip: [0x1f, 0x8b, ..] </text:p>
        </text:list-item>
        <text:list-item>
          <text:p text:style-name="P6">bzip2: [0x42, 0x5a, ..] </text:p>
        </text:list-item>
        <text:list-item>
          <text:p text:style-name="P6">xz: [0xfd, 0x37, 0x7a, 0x58, 0x5a, 0x00] </text:p>
        </text:list-item>
        <text:list-item>
          <text:p text:style-name="P7">zstd: [0x28, 0xb5, 0x2f, 0xfd, ..] </text:p>
        </text:list-item>
      </text:list>
      <text:h text:style-name="Heading_20_2" text:outline-level="2">NEW: .ns Script Abstraction</text:h>
      <text:p text:style-name="Text_20_body"><text:span text:style-name="Strong_20_Emphasis">Complex Pipelines as Simple Recipes:</text:span> .ns scripts abstract complex data transformation pipelines into readable, natural language commands while maintaining competitive performance through the underlying streaming architecture.</text:p>
      <text:p text:style-name="Text_20_body"><text:span text:style-name="Strong_20_Emphasis">Example Use Case:</text:span> The Wikidata processing pipeline demonstrates the target - complex data transformation expressed in natural language while maintaining performance through streaming.</text:p>
      <text:h text:style-name="Heading_20_2" text:outline-level="2">ENHANCED: Threading Architecture Strategy</text:h>
      <text:p text:style-name="Text_20_body"><text:span text:style-name="Strong_20_Emphasis">Current Implementation:</text:span> Single-threaded with fixed-size buffers for memory efficiency.</text:p>
      <text:p text:style-name="Text_20_body"><text:span text:style-name="Strong_20_Emphasis">Proposed Extension:</text:span> Simple three-thread architecture per newbie instance:</text:p>
      <text:list text:style-name="L3">
        <text:list-item>
          <text:p text:style-name="P8"><text:span text:style-name="Strong_20_Emphasis">Reader thread:</text:span> Handle file I/O and decompression for the input file </text:p>
        </text:list-item>
        <text:list-item>
          <text:p text:style-name="P8"><text:span text:style-name="Strong_20_Emphasis">Worker thread:</text:span> Pattern matching and filtering on the decompressed stream </text:p>
        </text:list-item>
        <text:list-item>
          <text:p text:style-name="P9"><text:span text:style-name="Strong_20_Emphasis">Writer thread:</text:span> Output formatting, compression, and writing results </text:p>
        </text:list-item>
      </text:list>
      <text:p text:style-name="Text_20_body"><text:span text:style-name="Strong_20_Emphasis">Scaling Strategy:</text:span> Run multiple newbie instances for different processing patterns rather than coordinating multiple outputs within a single instance. Each instance processes independently with its own three-thread pipeline.</text:p>
      <text:h text:style-name="Heading_20_3" text:outline-level="3"><text:soft-page-break/>Benefits:</text:h>
      <text:list text:style-name="L4">
        <text:list-item>
          <text:p text:style-name="P10">Simple implementation: no coordination between patterns or shared state </text:p>
        </text:list-item>
        <text:list-item>
          <text:p text:style-name="P10">Natural OS-level scheduling across available cores </text:p>
        </text:list-item>
        <text:list-item>
          <text:p text:style-name="P10">Fault isolation: one pattern failure doesn't affect others </text:p>
        </text:list-item>
        <text:list-item>
          <text:p text:style-name="P11">Flexible scaling: add more instances as processing power allows </text:p>
        </text:list-item>
      </text:list>
      <text:h text:style-name="Heading_20_3" text:outline-level="3">Example multi-pattern processing:</text:h>
      <text:p text:style-name="Preformatted_20_Text">newbie extract_labels.ns input.bz2 &amp; <text:s text:c="3"/># Instance 1: 3 threads</text:p>
      <text:p text:style-name="Preformatted_20_Text">newbie extract_entities.ns input.bz2 &amp; <text:s/># Instance 2: 3 threads</text:p>
      <text:p text:style-name="Preformatted_20_Text">newbie filter_properties.ns input.bz2 &amp; # Instance 3: 3 threads</text:p>
      <text:h text:style-name="Heading_20_2" text:outline-level="2">NEW: Pattern Language Implementation (&amp;start...&amp;end)</text:h>
      <text:p text:style-name="Text_20_body">Based on the current implementation, here's the comprehensive pattern language specification:</text:p>
      <text:h text:style-name="Heading_20_3" text:outline-level="3">Pattern Structure</text:h>
      <text:p text:style-name="Preformatted_20_Text">&amp;find &amp;start=pattern &amp;end=pattern &amp;in file</text:p>
      <text:p text:style-name="Preformatted_20_Text">&amp;find &amp;start pattern elements &amp;end &amp;in file</text:p>
      <text:h text:style-name="Heading_20_3" text:outline-level="3">Assignment vs Block Mode</text:h>
      <text:list text:style-name="L5">
        <text:list-item>
          <text:p text:style-name="P12"><text:span text:style-name="Source_20_Text">&amp;start=text</text:span> for fast prefix matching </text:p>
        </text:list-item>
        <text:list-item>
          <text:p text:style-name="P13"><text:span text:style-name="Source_20_Text">&amp;start...&amp;end</text:span> for complex patterns </text:p>
        </text:list-item>
      </text:list>
      <text:h text:style-name="Heading_20_3" text:outline-level="3">Whitespace Control</text:h>
      <text:list text:style-name="L6">
        <text:list-item>
          <text:p text:style-name="P14"><text:span text:style-name="Source_20_Text">&amp;space N</text:span> for explicit spaces </text:p>
        </text:list-item>
        <text:list-item>
          <text:p text:style-name="P15"><text:span text:style-name="Source_20_Text">&amp;tab N</text:span> for explicit tabs </text:p>
        </text:list-item>
      </text:list>
      <text:p text:style-name="Text_20_body"><text:soft-page-break/><text:span text:style-name="Strong_20_Emphasis">Example:</text:span> <text:span text:style-name="Source_20_Text">&amp;find &amp;start=Error &amp;space 3 νmbers 4 &amp;end=@en . &amp;in logs.txt</text:span></text:p>
      <text:h text:style-name="Heading_20_3" text:outline-level="3">Left-to-Right Pattern Matching Algorithm</text:h>
      <text:p text:style-name="Text_20_body">The implementation follows this streaming algorithm:</text:p>
      <text:list text:style-name="L7">
        <text:list-item>
          <text:p text:style-name="P16"><text:span text:style-name="Strong_20_Emphasis">Parse left anchor:</text:span> if &amp;start= then leftpattern$ = characters to next &amp;keyword </text:p>
        </text:list-item>
        <text:list-item>
          <text:p text:style-name="P16"><text:span text:style-name="Strong_20_Emphasis">Parse right anchor:</text:span> if &amp;end= then rightpattern$ = characters to next &amp;keyword </text:p>
        </text:list-item>
        <text:list-item>
          <text:p text:style-name="P16"><text:span text:style-name="Strong_20_Emphasis">Early rejection:</text:span> if leftpattern$ doesn't match line start, discard immediately </text:p>
        </text:list-item>
        <text:list-item>
          <text:p text:style-name="P16"><text:span text:style-name="Strong_20_Emphasis">Parse middle:</text:span> build mid_elements[] array with {type, count} for νmbers, ≤tters, etc. </text:p>
        </text:list-item>
        <text:list-item>
          <text:p text:style-name="P16"><text:span text:style-name="Strong_20_Emphasis">Scan character-by-character</text:span> left-to-right with state machine </text:p>
        </text:list-item>
        <text:list-item>
          <text:p text:style-name="P17"><text:span text:style-name="Strong_20_Emphasis">No regex, no backtracking</text:span> - pure streaming scan </text:p>
        </text:list-item>
      </text:list>
      <text:h text:style-name="Heading_20_3" text:outline-level="3">Memory Constraints (CRITICAL)</text:h>
      <text:list text:style-name="L8">
        <text:list-item>
          <text:p text:style-name="P18"><text:span text:style-name="Strong_20_Emphasis">NO Vec ANYWHERE in data processing</text:span> - causes memory explosion on large files </text:p>
        </text:list-item>
        <text:list-item>
          <text:p text:style-name="P18"><text:span text:style-name="Strong_20_Emphasis">NO regex</text:span> - performance killer on large datasets </text:p>
        </text:list-item>
        <text:list-item>
          <text:p text:style-name="P18"><text:span text:style-name="Strong_20_Emphasis">4KB line buffer limit</text:span> - static allocation, predictable memory usage </text:p>
        </text:list-item>
        <text:list-item>
          <text:p text:style-name="P18"><text:span text:style-name="Strong_20_Emphasis">Fixed-size arrays only</text:span> - prevent dynamic allocation during processing </text:p>
        </text:list-item>
        <text:list-item>
          <text:p text:style-name="P19"><text:span text:style-name="Strong_20_Emphasis">Error on lines &gt;4KB</text:span> - "possible binary data or malformed input" </text:p>
        </text:list-item>
      </text:list>
      <text:h text:style-name="Heading_20_3" text:outline-level="3">Threading Architecture</text:h>
      <text:list text:style-name="L9">
        <text:list-item>
          <text:p text:style-name="P20"><text:span text:style-name="Strong_20_Emphasis">Thread per file:</text:span> &amp;in triggers thread creation with isolated 4KB buffer </text:p>
        </text:list-item>
        <text:list-item>
          <text:p text:style-name="P20"><text:span text:style-name="Strong_20_Emphasis">cores-1 threading:</text:span> Ryzen 7 = 15 concurrent files max </text:p>
        </text:list-item>
        <text:list-item>
          <text:p text:style-name="P20"><text:span text:style-name="Strong_20_Emphasis">Static memory per thread:</text:span> 15 files × 4KB = 60KB total </text:p>
        </text:list-item>
        <text:list-item>
          <text:p text:style-name="P21"><text:span text:style-name="Strong_20_Emphasis">No coordination overhead:</text:span> each thread processes independently </text:p>
        </text:list-item>
      </text:list>
      <text:h text:style-name="Heading_20_3" text:outline-level="3">File Processing Integration</text:h>
      <text:list text:style-name="L10">
        <text:list-item>
          <text:p text:style-name="P22"><text:span text:style-name="Strong_20_Emphasis">&amp;in keyword triggers:</text:span> thread spawn, file open, decompression setup, pattern initialization </text:p>
        </text:list-item>
        <text:list-item>
          <text:p text:style-name="P22"><text:span text:style-name="Strong_20_Emphasis">Transparent decompression:</text:span> magic byte detection handles .bz2, .gz automatically </text:p>
        </text:list-item>
        <text:list-item>
          <text:p text:style-name="P22"><text:span text:style-name="Strong_20_Emphasis">No explicit open/close:</text:span> &amp;in and &amp;to manage file lifecycle </text:p>
        </text:list-item>
        <text:list-item>
          <text:p text:style-name="P23"><text:span text:style-name="Strong_20_Emphasis">Example:</text:span> <text:span text:style-name="Source_20_Text">&amp;find pattern &amp;in compressed.bz2</text:span> - decompression automatic </text:p>
        </text:list-item>
      </text:list>
      <text:h text:style-name="Heading_20_3" text:outline-level="3"><text:soft-page-break/>UTF-8 and Internationalization</text:h>
      <text:list text:style-name="L11">
        <text:list-item>
          <text:p text:style-name="P24"><text:span text:style-name="Strong_20_Emphasis">UTF-8 native:</text:span> modern standard, no encoding detection needed </text:p>
        </text:list-item>
        <text:list-item>
          <text:p text:style-name="P24"><text:span text:style-name="Strong_20_Emphasis">≤tters includes:</text:span> accented characters, international text </text:p>
        </text:list-item>
        <text:list-item>
          <text:p text:style-name="P25"><text:span text:style-name="Strong_20_Emphasis">νmbers includes:</text:span> Unicode digit characters from all scripts </text:p>
        </text:list-item>
      </text:list>
      <text:h text:style-name="Heading_20_3" text:outline-level="3">Implementation Fixes Made</text:h>
      <text:list text:style-name="L12">
        <text:list-item>
          <text:p text:style-name="P26">Fixed Vec violations in main.rs: replaced with fixed-size arrays and slices </text:p>
        </text:list-item>
        <text:list-item>
          <text:p text:style-name="P26">Eliminated .collect() calls: use direct iteration instead </text:p>
        </text:list-item>
        <text:list-item>
          <text:p text:style-name="P27">Fixed array initialization: use <text:span text:style-name="Source_20_Text">[const { None }; 64]</text:span> for non-Copy types </text:p>
        </text:list-item>
      </text:list>
      <text:h text:style-name="Heading_20_3" text:outline-level="3">Performance Philosophy</text:h>
      <text:list text:style-name="L13">
        <text:list-item>
          <text:p text:style-name="P28"><text:span text:style-name="Strong_20_Emphasis">Trade CPU for cognitive load:</text:span> 50ms vs 10ms execution acceptable if saves 5 minutes debugging </text:p>
        </text:list-item>
        <text:list-item>
          <text:p text:style-name="P28"><text:span text:style-name="Strong_20_Emphasis">Streaming first:</text:span> line-by-line processing, no buffering entire files </text:p>
        </text:list-item>
        <text:list-item>
          <text:p text:style-name="P28"><text:span text:style-name="Strong_20_Emphasis">Threading compensation:</text:span> utilize multiple cores to offset interpreter overhead </text:p>
        </text:list-item>
        <text:list-item>
          <text:p text:style-name="P29"><text:span text:style-name="Strong_20_Emphasis">Predictable performance:</text:span> avoid algorithms with exponential behavior </text:p>
        </text:list-item>
      </text:list>
      <text:h text:style-name="Heading_20_3" text:outline-level="3">Syntax Consistency</text:h>
      <text:list text:style-name="L14">
        <text:list-item>
          <text:p text:style-name="P30"><text:span text:style-name="Strong_20_Emphasis">&amp;end as universal terminator:</text:span> same pattern for &amp;if...&amp;end, &amp;for...&amp;end, &amp;start...&amp;end </text:p>
        </text:list-item>
        <text:list-item>
          <text:p text:style-name="P30"><text:span text:style-name="Strong_20_Emphasis">Assignment forms:</text:span> &amp;start=text, &amp;end=text for precise anchoring </text:p>
        </text:list-item>
        <text:list-item>
          <text:p text:style-name="P30"><text:span text:style-name="Strong_20_Emphasis">Block forms:</text:span> &amp;start pattern &amp;end for complex matching </text:p>
        </text:list-item>
        <text:list-item>
          <text:p text:style-name="P31"><text:span text:style-name="Strong_20_Emphasis">&amp;end requires no code:</text:span> opening keywords contain all parsing logic </text:p>
        </text:list-item>
      </text:list>
      <text:h text:style-name="Heading_20_3" text:outline-level="3">Real-World Application Target</text:h>
      <text:list text:style-name="L15">
        <text:list-item>
          <text:p text:style-name="P32"><text:span text:style-name="Strong_20_Emphasis">Wikidata processing:</text:span> multi-GB compressed files → 1 line pattern vs 300 lines Rust </text:p>
        </text:list-item>
        <text:list-item>
          <text:p text:style-name="P32"><text:span text:style-name="Strong_20_Emphasis">Log analysis:</text:span> server logs, error filtering, timestamp matching </text:p>
        </text:list-item>
        <text:list-item>
          <text:p text:style-name="P33"><text:span text:style-name="Strong_20_Emphasis">Text preprocessing:</text:span> the domain has enormous datasets requiring efficient processing </text:p>
        </text:list-item>
      </text:list>
      <text:h text:style-name="Heading_20_2" text:outline-level="2">NEW: &amp;in Keyword - File Input Processing</text:h>
      <text:p text:style-name="Text_20_body">The <text:span text:style-name="Source_20_Text">&amp;in</text:span> keyword is a fundamental file processing primitive that serves as the bridge between pattern matching operations and file data sources.</text:p>
      <text:h text:style-name="Heading_20_3" text:outline-level="3"><text:soft-page-break/>Core Functionality</text:h>
      <text:list text:style-name="L16">
        <text:list-item>
          <text:p text:style-name="P34"><text:span text:style-name="Strong_20_Emphasis">File Input Specification:</text:span> <text:span text:style-name="Source_20_Text">&amp;in filename</text:span> tells Newbie to read data from the specified file for processing by the preceding command. </text:p>
        </text:list-item>
        <text:list-item>
          <text:p text:style-name="P34"><text:span text:style-name="Strong_20_Emphasis">Threading Trigger:</text:span> Each <text:span text:style-name="Source_20_Text">&amp;in</text:span> keyword spawns a dedicated processing thread with its own 4KB buffer, enabling parallel file processing. </text:p>
        </text:list-item>
        <text:list-item>
          <text:p text:style-name="P34"><text:span text:style-name="Strong_20_Emphasis">Transparent Decompression:</text:span> Automatically detects compression formats via magic byte detection and handles decompression without user intervention. </text:p>
        </text:list-item>
        <text:list-item>
          <text:p text:style-name="P35"><text:span text:style-name="Strong_20_Emphasis">Memory Management:</text:span> Maintains strict streaming architecture - no file content is stored in memory beyond the 4KB line buffer. </text:p>
        </text:list-item>
      </text:list>
      <text:h text:style-name="Heading_20_3" text:outline-level="3">Syntax and Usage</text:h>
      <text:p text:style-name="Preformatted_20_Text"># Basic pattern matching in files</text:p>
      <text:p text:style-name="Preformatted_20_Text">&amp;find error &amp;in logs.txt</text:p>
      <text:p text:style-name="Preformatted_20_Text">&amp;find &amp;start Error &amp;space 3 νmbers 4 &amp;end &amp;in server.log</text:p>
      <text:p text:style-name="Preformatted_20_Text"/>
      <text:p text:style-name="Preformatted_20_Text"># Works transparently with compressed files</text:p>
      <text:p text:style-name="Preformatted_20_Text">&amp;find pattern &amp;in compressed.bz2</text:p>
      <text:p text:style-name="Preformatted_20_Text">&amp;find &amp;start timestamp &amp;tab 2 νmbers &amp;end &amp;in logs.gz</text:p>
      <text:p text:style-name="Preformatted_20_Text"/>
      <text:p text:style-name="Preformatted_20_Text"># Multiple file processing (separate threads)</text:p>
      <text:p text:style-name="Preformatted_20_Text">&amp;find error &amp;in logs1.txt</text:p>
      <text:p text:style-name="Preformatted_20_Text">&amp;find error &amp;in logs2.txt</text:p>
      <text:p text:style-name="Preformatted_20_Text">&amp;find error &amp;in logs3.txt.gz</text:p>
      <text:h text:style-name="Heading_20_3" text:outline-level="3"><text:soft-page-break/>Implementation Architecture</text:h>
      <text:h text:style-name="Heading_20_4" text:outline-level="4">Thread Lifecycle:</text:h>
      <text:list text:style-name="L17">
        <text:list-item>
          <text:p text:style-name="P36"><text:span text:style-name="Strong_20_Emphasis">Thread Creation:</text:span> <text:span text:style-name="Source_20_Text">&amp;in filename</text:span> triggers immediate thread spawn </text:p>
        </text:list-item>
        <text:list-item>
          <text:p text:style-name="P36"><text:span text:style-name="Strong_20_Emphasis">File Opening:</text:span> Thread opens file with create_reader() for automatic decompression </text:p>
        </text:list-item>
        <text:list-item>
          <text:p text:style-name="P36"><text:span text:style-name="Strong_20_Emphasis">Buffer Allocation:</text:span> Thread gets isolated 4KB line buffer </text:p>
        </text:list-item>
        <text:list-item>
          <text:p text:style-name="P36"><text:span text:style-name="Strong_20_Emphasis">Stream Processing:</text:span> Line-by-line processing with pattern matching state machine </text:p>
        </text:list-item>
        <text:list-item>
          <text:p text:style-name="P37"><text:span text:style-name="Strong_20_Emphasis">Thread Termination:</text:span> Automatic cleanup when file processing completes </text:p>
        </text:list-item>
      </text:list>
      <text:h text:style-name="Heading_20_4" text:outline-level="4">Memory Constraints:</text:h>
      <text:list text:style-name="L18">
        <text:list-item>
          <text:p text:style-name="P38"><text:span text:style-name="Strong_20_Emphasis">4KB Line Buffer Limit:</text:span> Lines exceeding 4KB trigger "possible binary data" error </text:p>
        </text:list-item>
        <text:list-item>
          <text:p text:style-name="P38"><text:span text:style-name="Strong_20_Emphasis">No File Caching:</text:span> Each line is processed and discarded immediately </text:p>
        </text:list-item>
        <text:list-item>
          <text:p text:style-name="P38"><text:span text:style-name="Strong_20_Emphasis">Static Memory Allocation:</text:span> Total memory usage = (active_threads × 4KB) </text:p>
        </text:list-item>
        <text:list-item>
          <text:p text:style-name="P39"><text:span text:style-name="Strong_20_Emphasis">Thread Limit:</text:span> Maximum cores-1 concurrent &amp;in operations (e.g., 15 threads on Ryzen 7) </text:p>
        </text:list-item>
      </text:list>
      <text:h text:style-name="Heading_20_4" text:outline-level="4">Error Handling:</text:h>
      <text:p text:style-name="Preformatted_20_Text"># File not found</text:p>
      <text:p text:style-name="Preformatted_20_Text">&amp;find pattern &amp;in nonexistent.txt</text:p>
      <text:p text:style-name="Preformatted_20_Text"># Error: File not found: nonexistent.txt</text:p>
      <text:p text:style-name="Preformatted_20_Text"/>
      <text:p text:style-name="Preformatted_20_Text"># Binary data detection</text:p>
      <text:p text:style-name="Preformatted_20_Text">&amp;find pattern &amp;in large_binary.exe</text:p>
      <text:p text:style-name="Preformatted_20_Text"># Error: Line exceeds 4KB limit in large_binary.exe - possible binary data or malformed input</text:p>
      <text:p text:style-name="Preformatted_20_Text"/>
      <text:p text:style-name="Preformatted_20_Text"><text:soft-page-break/># Compression format unsupported</text:p>
      <text:p text:style-name="Preformatted_20_Text">&amp;find pattern &amp;in file.rar</text:p>
      <text:p text:style-name="Preformatted_20_Text"># Error: Unsupported compression format: .rar</text:p>
      <text:h text:style-name="Heading_20_3" text:outline-level="3">Integration with Pattern Language</text:h>
      <text:p text:style-name="Text_20_body">The <text:span text:style-name="Source_20_Text">&amp;in</text:span> keyword seamlessly integrates with the pattern matching system:</text:p>
      <text:list text:style-name="L19">
        <text:list-item>
          <text:p text:style-name="P40"><text:span text:style-name="Strong_20_Emphasis">Left-to-Right Processing:</text:span> Pattern elements are evaluated as each character streams from the file specified by <text:span text:style-name="Source_20_Text">&amp;in</text:span>. </text:p>
        </text:list-item>
        <text:list-item>
          <text:p text:style-name="P40"><text:span text:style-name="Strong_20_Emphasis">State Machine Integration:</text:span> The pattern matching state machine operates directly on the character stream from <text:span text:style-name="Source_20_Text">&amp;in</text:span>, enabling real-time matching without backtracking. </text:p>
        </text:list-item>
        <text:list-item>
          <text:p text:style-name="P41"><text:span text:style-name="Strong_20_Emphasis">Early Termination:</text:span> Pattern matches can trigger early termination of file processing for efficiency. </text:p>
        </text:list-item>
      </text:list>
      <text:h text:style-name="Heading_20_3" text:outline-level="3">Performance Characteristics</text:h>
      <text:list text:style-name="L20">
        <text:list-item>
          <text:p text:style-name="P42"><text:span text:style-name="Strong_20_Emphasis">Threading Compensation:</text:span> Multiple <text:span text:style-name="Source_20_Text">&amp;in</text:span> operations run in parallel, often compensating for interpreter overhead through CPU parallelization. </text:p>
        </text:list-item>
        <text:list-item>
          <text:p text:style-name="P42"><text:span text:style-name="Strong_20_Emphasis">Streaming Efficiency:</text:span> No memory bloat regardless of file size - 100MB file uses same 4KB as 1KB file. </text:p>
        </text:list-item>
        <text:list-item>
          <text:p text:style-name="P43"><text:span text:style-name="Strong_20_Emphasis">Compression Performance:</text:span> Decompression happens in parallel with pattern matching, maximizing throughput. </text:p>
        </text:list-item>
      </text:list>
      <text:h text:style-name="Heading_20_4" text:outline-level="4">Example Performance:</text:h>
      <text:p text:style-name="Preformatted_20_Text"># Single-threaded equivalent would process sequentially</text:p>
      <text:p text:style-name="Preformatted_20_Text">&amp;find error &amp;in log1.txt.gz <text:s text:c="3"/># Thread 1: Decompress + match in parallel</text:p>
      <text:p text:style-name="Preformatted_20_Text">&amp;find error &amp;in log2.txt.bz2 <text:s text:c="2"/># Thread 2: Decompress + match in parallel</text:p>
      <text:p text:style-name="Preformatted_20_Text">&amp;find error &amp;in log3.txt.xz <text:s text:c="3"/># Thread 3: Decompress + match in parallel</text:p>
      <text:p text:style-name="Preformatted_20_Text"># All three files processed simultaneously, limited only by available cores</text:p>
      <text:h text:style-name="Heading_20_3" text:outline-level="3"><text:soft-page-break/>File Format Support</text:h>
      <text:h text:style-name="Heading_20_4" text:outline-level="4">Uncompressed Files:</text:h>
      <text:p text:style-name="Text_20_body">Direct BufReader access for maximum performance </text:p>
      <text:list text:style-name="L21">
        <text:list-item>
          <text:p text:style-name="P44">.txt, .log, .csv, .json, .xml, .ns, etc. </text:p>
        </text:list-item>
      </text:list>
      <text:h text:style-name="Heading_20_4" text:outline-level="4">Compressed Files:</text:h>
      <text:p text:style-name="Text_20_body">Automatic detection and decompression </text:p>
      <text:list text:style-name="L22">
        <text:list-item>
          <text:p text:style-name="P45">.gz (gzip) - magic bytes [0x1f, 0x8b] </text:p>
        </text:list-item>
        <text:list-item>
          <text:p text:style-name="P45">.bz2 (bzip2) - magic bytes [0x42, 0x5a] </text:p>
        </text:list-item>
        <text:list-item>
          <text:p text:style-name="P45">.xz (LZMA/XZ) - magic bytes [0xfd, 0x37, 0x7a, 0x58, 0x5a, 0x00] </text:p>
        </text:list-item>
        <text:list-item>
          <text:p text:style-name="P46">.zst (zstandard) - magic bytes [0x28, 0xb5, 0x2f, 0xfd] </text:p>
        </text:list-item>
      </text:list>
      <text:h text:style-name="Heading_20_3" text:outline-level="3">Integration with Other Commands</text:h>
      <text:h text:style-name="Heading_20_4" text:outline-level="4">Show Command Integration:</text:h>
      <text:p text:style-name="Preformatted_20_Text">&amp;show config.txt <text:s text:c="13"/># Display file contents</text:p>
      <text:p text:style-name="Preformatted_20_Text">&amp;show logs.gz &amp;last 50 <text:s text:c="7"/># Show last 50 lines of compressed file</text:p>
      <text:h text:style-name="Heading_20_4" text:outline-level="4">Copy Command Integration:</text:h>
      <text:p text:style-name="Preformatted_20_Text">&amp;copy <text:span text:style-name="T5">s</text:span>ource.txt &amp;to dest.txt</text:p>
      <text:h text:style-name="Heading_20_4" text:outline-level="4">.ns Script Integration</text:h>
      <text:p text:style-name="Text_20_body">In .ns scripts, <text:span text:style-name="Source_20_Text">&amp;in</text:span> enables powerful data processing pipelines:</text:p>
      <text:p text:style-name="Preformatted_20_Text"># Process multiple log files for error patterns</text:p>
      <text:p text:style-name="Preformatted_20_Text">&amp;find &amp;start ERROR &amp;space νmbers &amp;space ≤tters &amp;end &amp;in /var/log/app1.log</text:p>
      <text:p text:style-name="Preformatted_20_Text">&amp;find &amp;start ERROR &amp;space νmbers &amp;space ≤tters &amp;end &amp;in /var/log/app2.log.gz</text:p>
      <text:p text:style-name="Preformatted_20_Text"><text:soft-page-break/>&amp;find &amp;start ERROR &amp;space νmbers &amp;space ≤tters &amp;end &amp;in /var/log/app3.log.bz2</text:p>
      <text:p text:style-name="Preformatted_20_Text"/>
      <text:p text:style-name="Preformatted_20_Text"># Archive processing</text:p>
      <text:p text:style-name="Preformatted_20_Text">&amp;find &amp;start User &amp;space Login &amp;space Failed &amp;end &amp;in /var/log/auth.log</text:p>
      <text:p text:style-name="Text_20_body">This establishes <text:span text:style-name="Source_20_Text">&amp;in</text:span> as a critical primitive that enables Newbie's streaming architecture while maintaining the performance and memory efficiency needed for large-scale data processing.</text:p>
      <text:h text:style-name="Heading_20_2" text:outline-level="2">1. Design Philosophy</text:h>
      <text:h text:style-name="Heading_20_3" text:outline-level="3">Core Mission</text:h>
      <text:p text:style-name="Text_20_body">Newbie is a modern, user-friendly Linux shell interpreter designed to complement traditional shells with natural language commands and predictable behavior. Built in Rust with a threaded architecture, newbie runs alongside existing shells (bash, zsh) rather than replacing them, allowing users to gradually adopt natural language syntax while preserving existing workflows and infrastructure compatibility.</text:p>
      <text:h text:style-name="Heading_20_3" text:outline-level="3">Trading CPU Cycles for Cognitive Load Reduction</text:h>
      <text:p text:style-name="Text_20_body">Newbie intentionally trades raw execution performance for dramatic improvements in user experience. The design recognizes that modern computing bottlenecks are cognitive rather than computational - users spend far more time debugging syntax errors, looking up command flags, and wrestling with escaping rules than waiting for commands to execute.</text:p>
      <text:h text:style-name="Heading_20_4" text:outline-level="4">Traditional Approach:</text:h>
      <text:list text:style-name="L23">
        <text:list-item>
          <text:p text:style-name="P47">Minimize CPU usage above all else </text:p>
        </text:list-item>
        <text:list-item>
          <text:p text:style-name="P47">Cryptic syntax to reduce keystrokes </text:p>
        </text:list-item>
        <text:list-item>
          <text:p text:style-name="P47">Minimal error messages to save processing </text:p>
        </text:list-item>
        <text:list-item>
          <text:p text:style-name="P48">User debugging time considered "free" </text:p>
        </text:list-item>
      </text:list>
      <text:h text:style-name="Heading_20_4" text:outline-level="4">Newbie Approach:</text:h>
      <text:list text:style-name="L24">
        <text:list-item>
          <text:p text:style-name="P49">Minimize user mental overhead </text:p>
        </text:list-item>
        <text:list-item>
          <text:p text:style-name="P49">Readable syntax even if more verbose </text:p>
        </text:list-item>
        <text:list-item>
          <text:p text:style-name="P49"><text:soft-page-break/>Comprehensive error messages with suggestions </text:p>
        </text:list-item>
        <text:list-item>
          <text:p text:style-name="P50">Accept interpreter overhead for usability gains </text:p>
        </text:list-item>
      </text:list>
      <text:p text:style-name="Text_20_body"><text:span text:style-name="Strong_20_Emphasis">Justification:</text:span> If a newbie command takes 50ms instead of 10ms but eliminates 5 minutes of documentation lookup and debugging, that's a 600x net performance improvement from the user's perspective.</text:p>
      <text:h text:style-name="Heading_20_4" text:outline-level="4">Modern Hardware Reality</text:h>
      <text:list text:style-name="L25">
        <text:list-item>
          <text:p text:style-name="P51">Consumer Ryzen 7 has more computational power than entire university computer centers from the Unix era </text:p>
        </text:list-item>
        <text:list-item>
          <text:p text:style-name="P51">Multi-gigabyte RAM is standard </text:p>
        </text:list-item>
        <text:list-item>
          <text:p text:style-name="P51">Multi-core processors can parallelize line processing </text:p>
        </text:list-item>
        <text:list-item>
          <text:p text:style-name="P51">SSDs make streaming I/O fast enough that buffering entire files is often unnecessary </text:p>
        </text:list-item>
        <text:list-item>
          <text:p text:style-name="P52">The bottleneck is human comprehension, not CPU cycles </text:p>
        </text:list-item>
      </text:list>
      <text:h text:style-name="Heading_20_3" text:outline-level="3">Natural Language Over Cryptic Abbreviations</text:h>
      <text:list text:style-name="L26">
        <text:list-item>
          <text:p text:style-name="P53">Commands use readable English words: &amp;find, &amp;show, &amp;copy, &amp;delete </text:p>
        </text:list-item>
        <text:list-item>
          <text:p text:style-name="P53">Syntax follows natural language patterns: <text:span text:style-name="Source_20_Text">&amp;find error &amp;in logs.txt</text:span> </text:p>
        </text:list-item>
        <text:list-item>
          <text:p text:style-name="P53">No arbitrary abbreviations requiring memorization </text:p>
        </text:list-item>
        <text:list-item>
          <text:p text:style-name="P54">Consistent verb-object-modifier pattern across all commands </text:p>
        </text:list-item>
      </text:list>
      <text:h text:style-name="Heading_20_3" text:outline-level="3">Predictable Behavior</text:h>
      <text:list text:style-name="L27">
        <text:list-item>
          <text:p text:style-name="P55">Commands do exactly what they say, nothing more or less </text:p>
        </text:list-item>
        <text:list-item>
          <text:p text:style-name="P55">No "smart" behavior that changes based on context </text:p>
        </text:list-item>
        <text:list-item>
          <text:p text:style-name="P55">Consistent output formatting across all commands </text:p>
        </text:list-item>
        <text:list-item>
          <text:p text:style-name="P56">Same input always produces same output </text:p>
        </text:list-item>
      </text:list>
      <text:h text:style-name="Heading_20_3" text:outline-level="3">No Escaping Required</text:h>
      <text:p text:style-name="Text_20_body"><text:span text:style-name="Strong_20_Emphasis">The String Delimiter Problem:</text:span> String delimiters are the primary source of shell scripting pain, causing quote escaping nightmares, variable quoting bugs, nested delimiter hell, and multiple escaping layers.</text:p>
      <text:p text:style-name="Text_20_body"><text:span text:style-name="Strong_20_Emphasis">The Solution:</text:span> Newbie eliminates escaping entirely through complete separation of command and data contexts:</text:p>
      <text:list text:style-name="L28">
        <text:list-item>
          <text:p text:style-name="P57"><text:span text:style-name="Strong_20_Emphasis">Command context:</text:span> User input lines and .ns script files where &amp;keywords have special meaning </text:p>
        </text:list-item>
        <text:list-item>
          <text:p text:style-name="P57"><text:span text:style-name="Strong_20_Emphasis">Data context:</text:span> File content being processed where all text is literal </text:p>
        </text:list-item>
        <text:list-item>
          <text:p text:style-name="P58"><text:soft-page-break/>No mixing of contexts eliminates collision scenarios entirely </text:p>
        </text:list-item>
      </text:list>
      <text:h text:style-name="Heading_20_4" text:outline-level="4">Examples:</text:h>
      <text:p text:style-name="Preformatted_20_Text">&amp;find error &amp;in logs.txt <text:s/># Command: &amp;in is command modifier</text:p>
      <text:p text:style-name="Preformatted_20_Text"># When processing logs.txt content:</text:p>
      <text:p text:style-name="Preformatted_20_Text"># "Database error &amp;in connection pool" - &amp;in is just literal text</text:p>
      <text:p text:style-name="Preformatted_20_Text"/>
      <text:p text:style-name="Preformatted_20_Text">&amp;find user said "I can't connect to the server" &amp;in support_logs.txt</text:p>
      <text:p text:style-name="Preformatted_20_Text">&amp;find SQL: INSERT INTO table VALUES ('O'Brien', "quote") &amp;in database_logs.txt</text:p>
      <text:p text:style-name="Preformatted_20_Text">&amp;find C:\Program Files\App\config.ini not found &amp;in error_logs.txt</text:p>
      <text:h text:style-name="Heading_20_3" text:outline-level="3">Deployment Model</text:h>
      <text:p text:style-name="Text_20_body">Newbie operates as a separate interpreter:</text:p>
      <text:list text:style-name="L29">
        <text:list-item>
          <text:p text:style-name="P59"><text:span text:style-name="Source_20_Text">newbie</text:span> - Interactive shell session </text:p>
        </text:list-item>
        <text:list-item>
          <text:p text:style-name="P59"><text:span text:style-name="Source_20_Text">newbie script.ns</text:span> - Execute newbie script files </text:p>
        </text:list-item>
        <text:list-item>
          <text:p text:style-name="P60">Traditional bash scripts (.sh) continue working unchanged </text:p>
        </text:list-item>
      </text:list>
      <text:p text:style-name="Text_20_body">This ensures zero disruption to existing infrastructure while enabling gradual adoption based on user preference and task appropriateness.</text:p>
      <text:h text:style-name="Heading_20_2" text:outline-level="2">2. Universal &amp; Prefix System (NO EXCEPTIONS)</text:h>
      <text:p text:style-name="Text_20_body"><text:span text:style-name="Strong_20_Emphasis">CRITICAL CHANGE:</text:span> All commands now use the &amp; prefix without exception. This eliminates parsing ambiguity discovered during implementation.</text:p>
      <text:h text:style-name="Heading_20_3" text:outline-level="3">Examples:</text:h>
      <text:p text:style-name="Preformatted_20_Text">&amp;exit <text:s text:c="31"/># No longer just 'exit'</text:p>
      <text:p text:style-name="Preformatted_20_Text"><text:soft-page-break/>&amp;show file.txt <text:s text:c="22"/># All commands use &amp;prefix</text:p>
      <text:p text:style-name="Preformatted_20_Text">&amp;admin &amp;copy files/ &amp;to backup/</text:p>
      <text:p text:style-name="Preformatted_20_Text">&amp;run external_script.sh</text:p>
      <text:h text:style-name="Heading_20_3" text:outline-level="3">Implementation Benefits:</text:h>
      <text:list text:style-name="L30">
        <text:list-item>
          <text:p text:style-name="P61">Eliminates command/data context collisions </text:p>
        </text:list-item>
        <text:list-item>
          <text:p text:style-name="P61">Simplifies parser state machine </text:p>
        </text:list-item>
        <text:list-item>
          <text:p text:style-name="P61">Enables delimiter-free processing throughout </text:p>
        </text:list-item>
        <text:list-item>
          <text:p text:style-name="P62">Consistent mental model for users </text:p>
        </text:list-item>
      </text:list>
      <text:h text:style-name="Heading_20_2" text:outline-level="2">3. Command Building Architecture</text:h>
      <text:p text:style-name="Text_20_body"><text:span text:style-name="Strong_20_Emphasis">Problem Solved:</text:span> Timing issues with natural language syntax (e.g., <text:span text:style-name="Source_20_Text">&amp;move file.txt &amp;to newfile.txt</text:span>) where &amp;move was executing before &amp;to could set the destination.</text:p>
      <text:h text:style-name="Heading_20_3" text:outline-level="3">New Architecture:</text:h>
      <text:list text:style-name="L31">
        <text:list-item>
          <text:p text:style-name="P63"><text:span text:style-name="Strong_20_Emphasis">Command Structure</text:span> - Added Command struct to accumulate all command components </text:p>
        </text:list-item>
        <text:list-item>
          <text:p text:style-name="P63"><text:span text:style-name="Strong_20_Emphasis">Handler Functions</text:span> - Changed from immediate execution to command building </text:p>
        </text:list-item>
        <text:list-item>
          <text:p text:style-name="P63"><text:span text:style-name="Strong_20_Emphasis">Two-Phase Processing</text:span> - Parse/build phase, then execute phase </text:p>
        </text:list-item>
        <text:list-item>
          <text:p text:style-name="P64"><text:span text:style-name="Strong_20_Emphasis">Execution Engine</text:span> - execute_command() runs fully constructed commands, always via &amp;run </text:p>
        </text:list-item>
      </text:list>
      <text:h text:style-name="Heading_20_3" text:outline-level="3">Command Handler Pattern:</text:h>
      <text:list text:style-name="L32">
        <text:list-item>
          <text:p text:style-name="P65">Context Modifiers (&amp;first, &amp;last, νmbered) update Command and return Continue </text:p>
        </text:list-item>
        <text:list-item>
          <text:p text:style-name="P65">Action Commands (&amp;show, &amp;copy, &amp;move, &amp;delete) set command.action and return Stop </text:p>
        </text:list-item>
        <text:list-item>
          <text:p text:style-name="P65">Target Modifiers (&amp;to) set destination and return Continue </text:p>
        </text:list-item>
        <text:list-item>
          <text:p text:style-name="P66">Execution Commands (&amp;run) execute the built command string </text:p>
        </text:list-item>
      </text:list>
      <text:h text:style-name="Heading_20_3" text:outline-level="3">Working Example:</text:h>
      <text:p text:style-name="Preformatted_20_Text">&amp;move file.txt &amp;to newfile.txt</text:p>
      <text:p text:style-name="Preformatted_20_Text"><text:soft-page-break/></text:p>
      <text:p text:style-name="Preformatted_20_Text">Processing Flow:</text:p>
      <text:p text:style-name="Preformatted_20_Text">1. handle_move() sets command.action = "move" and command.source = "file.txt"</text:p>
      <text:p text:style-name="Preformatted_20_Text">2. handle_to() sets command.destination = "newfile.txt"</text:p>
      <text:p text:style-name="Preformatted_20_Text">3. execute_command() translates to appropriate system command and executes via &amp;run</text:p>
      <text:h text:style-name="Heading_20_2" text:outline-level="2">4. The &amp;copy Command: rsync Front-End Implementation</text:h>
      <text:p text:style-name="Text_20_body">The &amp;copy command serves as a natural language front-end to rsync rather than implementing file copying functionality directly. This approach leverages rsync's decades of optimization and robust handling of edge cases while providing Newbie's discoverable syntax.</text:p>
      <text:h text:style-name="Heading_20_3" text:outline-level="3">Why rsync as backend:</text:h>
      <text:list text:style-name="L33">
        <text:list-item>
          <text:p text:style-name="P67">Handles complex scenarios: partial transfers, network interruptions, permission preservation </text:p>
        </text:list-item>
        <text:list-item>
          <text:p text:style-name="P67">Optimized delta transfers and compression </text:p>
        </text:list-item>
        <text:list-item>
          <text:p text:style-name="P67">Battle-tested across different filesystems and conditions </text:p>
        </text:list-item>
        <text:list-item>
          <text:p text:style-name="P67">Extensive option set covers virtually all file operation scenarios </text:p>
        </text:list-item>
        <text:list-item>
          <text:p text:style-name="P68">Superior error handling and recovery mechanisms </text:p>
        </text:list-item>
      </text:list>
      <text:h text:style-name="Heading_20_3" text:outline-level="3">Natural Language Mapping to rsync flag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Newbie Modifier</text:p>
          </table:table-cell>
          <table:table-cell table:style-name="Table1.A1" office:value-type="string">
            <text:p text:style-name="Table_20_Heading">rsync Flag</text:p>
          </table:table-cell>
          <table:table-cell table:style-name="Table1.A1" office:value-type="string">
            <text:p text:style-name="Table_20_Heading">Purpose</text:p>
          </table:table-cell>
        </table:table-row>
        <table:table-row>
          <table:table-cell table:style-name="Table1.A1" office:value-type="string">
            <text:p text:style-name="Table_20_Contents">&amp;preserve</text:p>
          </table:table-cell>
          <table:table-cell table:style-name="Table1.A1" office:value-type="string">
            <text:p text:style-name="Table_20_Contents">-a</text:p>
          </table:table-cell>
          <table:table-cell table:style-name="Table1.A1" office:value-type="string">
            <text:p text:style-name="Table_20_Contents">Archive mode: permissions, timestamps, ownership</text:p>
          </table:table-cell>
        </table:table-row>
        <table:table-row>
          <table:table-cell table:style-name="Table1.A1" office:value-type="string">
            <text:p text:style-name="Table_20_Contents">&amp;verify</text:p>
          </table:table-cell>
          <table:table-cell table:style-name="Table1.A1" office:value-type="string">
            <text:p text:style-name="Table_20_Contents">--checksum</text:p>
          </table:table-cell>
          <table:table-cell table:style-name="Table1.A1" office:value-type="string">
            <text:p text:style-name="Table_20_Contents">Verify transfers via checksums</text:p>
          </table:table-cell>
        </table:table-row>
        <table:table-row>
          <table:table-cell table:style-name="Table1.A1" office:value-type="string">
            <text:p text:style-name="Table_20_Contents">&amp;sync</text:p>
          </table:table-cell>
          <table:table-cell table:style-name="Table1.A1" office:value-type="string">
            <text:p text:style-name="Table_20_Contents">--delete</text:p>
          </table:table-cell>
          <table:table-cell table:style-name="Table1.A1" office:value-type="string">
            <text:p text:style-name="Table_20_Contents">Mirror mode: remove extra files in destination</text:p>
          </table:table-cell>
        </table:table-row>
        <table:table-row>
          <table:table-cell table:style-name="Table1.A1" office:value-type="string">
            <text:p text:style-name="Table_20_Contents">&amp;compress</text:p>
          </table:table-cell>
          <table:table-cell table:style-name="Table1.A1" office:value-type="string">
            <text:p text:style-name="Table_20_Contents">-z</text:p>
          </table:table-cell>
          <table:table-cell table:style-name="Table1.A1" office:value-type="string">
            <text:p text:style-name="Table_20_Contents">Compress during transfer</text:p>
          </table:table-cell>
        </table:table-row>
        <table:table-row>
          <table:table-cell table:style-name="Table1.A1" office:value-type="string">
            <text:p text:style-name="Table_20_Contents">&amp;resume</text:p>
          </table:table-cell>
          <table:table-cell table:style-name="Table1.A1" office:value-type="string">
            <text:p text:style-name="Table_20_Contents">--partial</text:p>
          </table:table-cell>
          <table:table-cell table:style-name="Table1.A1" office:value-type="string">
            <text:p text:style-name="Table_20_Contents">Resume interrupted transfers</text:p>
          </table:table-cell>
        </table:table-row>
        <table:table-row>
          <table:table-cell table:style-name="Table1.A1" office:value-type="string">
            <text:p text:style-name="Table_20_Contents">&amp;progress</text:p>
          </table:table-cell>
          <table:table-cell table:style-name="Table1.A1" office:value-type="string">
            <text:p text:style-name="Table_20_Contents">--progress</text:p>
          </table:table-cell>
          <table:table-cell table:style-name="Table1.A1" office:value-type="string">
            <text:p text:style-name="Table_20_Contents">Show transfer progress</text:p>
          </table:table-cell>
        </table:table-row>
        <table:table-row>
          <table:table-cell table:style-name="Table1.A1" office:value-type="string">
            <text:p text:style-name="Table_20_Contents">&amp;bandwidth 100KB</text:p>
          </table:table-cell>
          <table:table-cell table:style-name="Table1.A1" office:value-type="string">
            <text:p text:style-name="Table_20_Contents">--bwlimit=100</text:p>
          </table:table-cell>
          <table:table-cell table:style-name="Table1.A1" office:value-type="string">
            <text:p text:style-name="Table_20_Contents">Limit transfer rate</text:p>
          </table:table-cell>
        </table:table-row>
        <text:soft-page-break/>
        <table:table-row>
          <table:table-cell table:style-name="Table1.A1" office:value-type="string">
            <text:p text:style-name="Table_20_Contents">&amp;exclude *.tmp</text:p>
          </table:table-cell>
          <table:table-cell table:style-name="Table1.A1" office:value-type="string">
            <text:p text:style-name="Table_20_Contents">--exclude='*.tmp'</text:p>
          </table:table-cell>
          <table:table-cell table:style-name="Table1.A1" office:value-type="string">
            <text:p text:style-name="Table_20_Contents">Exclude patterns</text:p>
          </table:table-cell>
        </table:table-row>
        <table:table-row>
          <table:table-cell table:style-name="Table1.A1" office:value-type="string">
            <text:p text:style-name="Table_20_Contents">&amp;dry_run</text:p>
          </table:table-cell>
          <table:table-cell table:style-name="Table1.A1" office:value-type="string">
            <text:p text:style-name="Table_20_Contents">--dry-run</text:p>
          </table:table-cell>
          <table:table-cell table:style-name="Table1.A1" office:value-type="string">
            <text:p text:style-name="Table_20_Contents">Preview operations</text:p>
          </table:table-cell>
        </table:table-row>
        <table:table-row>
          <table:table-cell table:style-name="Table1.A1" office:value-type="string">
            <text:p text:style-name="Table_20_Contents">&amp;verbose</text:p>
          </table:table-cell>
          <table:table-cell table:style-name="Table1.A1" office:value-type="string">
            <text:p text:style-name="Table_20_Contents">-v</text:p>
          </table:table-cell>
          <table:table-cell table:style-name="Table1.A1" office:value-type="string">
            <text:p text:style-name="Table_20_Contents">Detailed output</text:p>
          </table:table-cell>
        </table:table-row>
      </table:table>
      <text:h text:style-name="Heading_20_3" text:outline-level="3">Command Examples:</text:h>
      <text:p text:style-name="Preformatted_20_Text">&amp;copy source/ &amp;to destination/ &amp;preserve</text:p>
      <text:p text:style-name="Preformatted_20_Text"># → &amp;run rsync -a source/ destination/</text:p>
      <text:p text:style-name="Preformatted_20_Text"/>
      <text:p text:style-name="Preformatted_20_Text">&amp;copy files/ &amp;to backup/ &amp;sync &amp;verify</text:p>
      <text:p text:style-name="Preformatted_20_Text"># → &amp;run rsync -a --delete --checksum files/ backup/</text:p>
      <text:p text:style-name="Preformatted_20_Text"/>
      <text:p text:style-name="Preformatted_20_Text">&amp;copy large_dataset/ &amp;to remote_server/ &amp;compress &amp;progress &amp;bandwidth 1MB</text:p>
      <text:p text:style-name="Preformatted_20_Text"># → &amp;run rsync -az --progress --bwlimit=1000 large_dataset/ remote_server/</text:p>
      <text:p text:style-name="Preformatted_20_Text"/>
      <text:p text:style-name="Preformatted_20_Text">&amp;copy project/ &amp;to backup/ &amp;exclude *.log &amp;exclude *.tmp &amp;dry_run</text:p>
      <text:p text:style-name="Preformatted_20_Text"># → &amp;run rsync -a --exclude='*.log' --exclude='*.tmp' --dry-run project/ backup/</text:p>
      <text:h text:style-name="Heading_20_2" text:outline-level="2">5. NEW: &amp;delete Command Implementation</text:h>
      <text:p text:style-name="Text_20_body"><text:span text:style-name="Strong_20_Emphasis">COMPLETE IMPLEMENTATION:</text:span> The &amp;delete command provides safe file and directory removal with admin support and comprehensive error handling.</text:p>
      <text:h text:style-name="Heading_20_3" text:outline-level="3"><text:soft-page-break/>Functionality</text:h>
      <text:list text:style-name="L34">
        <text:list-item>
          <text:p text:style-name="P69"><text:span text:style-name="Strong_20_Emphasis">Single path argument:</text:span> <text:span text:style-name="Source_20_Text">&amp;delete path</text:span> </text:p>
        </text:list-item>
        <text:list-item>
          <text:p text:style-name="P69"><text:span text:style-name="Strong_20_Emphasis">File and directory support:</text:span> Automatically detects and handles both </text:p>
        </text:list-item>
        <text:list-item>
          <text:p text:style-name="P69"><text:span text:style-name="Strong_20_Emphasis">Admin integration:</text:span> <text:span text:style-name="Source_20_Text">&amp;admin &amp;delete</text:span> uses sudo for privileged operations </text:p>
        </text:list-item>
        <text:list-item>
          <text:p text:style-name="P69"><text:span text:style-name="Strong_20_Emphasis">Path expansion:</text:span> Supports tilde (~) expansion for home directory </text:p>
        </text:list-item>
        <text:list-item>
          <text:p text:style-name="P70"><text:span text:style-name="Strong_20_Emphasis">Silent by default:</text:span> Use <text:span text:style-name="Source_20_Text">&amp;show &amp;delete</text:span> for confirmation output </text:p>
        </text:list-item>
      </text:list>
      <text:h text:style-name="Heading_20_3" text:outline-level="3">Examples</text:h>
      <text:p text:style-name="Preformatted_20_Text">&amp;delete old_file.txt <text:s text:c="22"/># Remove a file</text:p>
      <text:p text:style-name="Preformatted_20_Text">&amp;delete temp_directory/ <text:s text:c="19"/># Remove a directory</text:p>
      <text:p text:style-name="Preformatted_20_Text">&amp;admin &amp;delete /system/old_logs/ <text:s text:c="10"/># Remove with elevated privileges</text:p>
      <text:p text:style-name="Preformatted_20_Text">&amp;show &amp;delete backup.tar.gz <text:s text:c="15"/># Delete with confirmation output</text:p>
      <text:h text:style-name="Heading_20_3" text:outline-level="3">Error Handling</text:h>
      <text:list text:style-name="L35">
        <text:list-item>
          <text:p text:style-name="P71"><text:span text:style-name="Strong_20_Emphasis">Path validation:</text:span> Checks if path exists before attempting deletion </text:p>
        </text:list-item>
        <text:list-item>
          <text:p text:style-name="P71"><text:span text:style-name="Strong_20_Emphasis">Permission handling:</text:span> Clear error messages for permission denied </text:p>
        </text:list-item>
        <text:list-item>
          <text:p text:style-name="P71"><text:span text:style-name="Strong_20_Emphasis">Admin cleanup:</text:span> Automatically calls <text:span text:style-name="Source_20_Text">sudo -k</text:span> after admin operations </text:p>
        </text:list-item>
        <text:list-item>
          <text:p text:style-name="P72"><text:span text:style-name="Strong_20_Emphasis">Path expansion:</text:span> Handles tilde expansion with fallback </text:p>
        </text:list-item>
      </text:list>
      <text:h text:style-name="Heading_20_2" text:outline-level="2">6. Pattern Language: Left-to-Right Streaming (No Regex)</text:h>
      <text:h text:style-name="Heading_20_3" text:outline-level="3">Design Philosophy</text:h>
      <text:p text:style-name="Text_20_body">Modern hardware can handle natural language parsing, eliminating the need for users to learn regex syntax and debug backtracking issues.</text:p>
      <text:p text:style-name="Text_20_body"><text:span text:style-name="Strong_20_Emphasis">The Regex Problem:</text:span> Traditional regex engines suffer from fundamental issues inappropriate for modern shell usage:</text:p>
      <text:list text:style-name="L36">
        <text:list-item>
          <text:p text:style-name="P73">Cryptic, unreadable syntax: <text:span text:style-name="Source_20_Text">^[A-Z]+[0-9]+\.txt$</text:span> is meaningless to most users </text:p>
        </text:list-item>
        <text:list-item>
          <text:p text:style-name="P73"><text:soft-page-break/>Poor debugging capabilities with unhelpful error messages </text:p>
        </text:list-item>
        <text:list-item>
          <text:p text:style-name="P73">Backtracking complexity that prevents efficient streaming </text:p>
        </text:list-item>
        <text:list-item>
          <text:p text:style-name="P73">Single-threaded performance limitations </text:p>
        </text:list-item>
        <text:list-item>
          <text:p text:style-name="P74">Excessive escaping requirements </text:p>
        </text:list-item>
      </text:list>
      <text:h text:style-name="Heading_20_3" text:outline-level="3">Solution: Left-to-Right Streaming Pattern Language</text:h>
      <text:p text:style-name="Text_20_body">Newbie implements a pattern language designed for efficient left-to-right processing that works naturally with line-based streaming:</text:p>
      <text:h text:style-name="Heading_20_4" text:outline-level="4">Natural Language Pattern Syntax</text:h>
      <text:p text:style-name="Text_20_body"><text:span text:style-name="Strong_20_Emphasis">Basic Elements:</text:span></text:p>
      <text:list text:style-name="L37">
        <text:list-item>
          <text:p text:style-name="P75"><text:span text:style-name="Source_20_Text">&amp;start</text:span> and <text:span text:style-name="Source_20_Text">&amp;end</text:span> - Beginning and end anchors (equivalent to regex ^ and $) </text:p>
        </text:list-item>
        <text:list-item>
          <text:p text:style-name="P75"><text:span text:style-name="Source_20_Text">&amp;text</text:span> - Any characters (equivalent to regex .*) </text:p>
        </text:list-item>
        <text:list-item>
          <text:p text:style-name="P75"><text:span text:style-name="Source_20_Text">≤tters</text:span> - Any letters, case-insensitive (equivalent to [A-Za-z]*) </text:p>
        </text:list-item>
        <text:list-item>
          <text:p text:style-name="P75"><text:span text:style-name="Source_20_Text">&amp;upperletters</text:span> - Uppercase letters only (equivalent to [A-Z]*) </text:p>
        </text:list-item>
        <text:list-item>
          <text:p text:style-name="P75"><text:span text:style-name="Source_20_Text">&amp;lowerletters</text:span> - Lowercase letters only (equivalent to [a-z]*) </text:p>
        </text:list-item>
        <text:list-item>
          <text:p text:style-name="P76"><text:span text:style-name="Source_20_Text">νmbers</text:span> - Numeric digits (equivalent to [0-9]*) </text:p>
        </text:list-item>
      </text:list>
      <text:h text:style-name="Heading_20_4" text:outline-level="4">NEW: Whitespace Control Operators</text:h>
      <text:p text:style-name="Text_20_body"><text:span text:style-name="Strong_20_Emphasis">&amp;space Operator:</text:span> Explicit space control with numeric arguments</text:p>
      <text:list text:style-name="L38">
        <text:list-item>
          <text:p text:style-name="P77"><text:span text:style-name="Source_20_Text">&amp;space</text:span> - Single space character </text:p>
        </text:list-item>
        <text:list-item>
          <text:p text:style-name="P77"><text:span text:style-name="Source_20_Text">&amp;space 2</text:span> - Exactly 2 space characters </text:p>
        </text:list-item>
        <text:list-item>
          <text:p text:style-name="P78"><text:span text:style-name="Source_20_Text">&amp;space N</text:span> - Exactly N space characters </text:p>
        </text:list-item>
      </text:list>
      <text:p text:style-name="Text_20_body"><text:span text:style-name="Strong_20_Emphasis">&amp;tab Operator:</text:span> Tab character control with numeric arguments</text:p>
      <text:list text:style-name="L39">
        <text:list-item>
          <text:p text:style-name="P79"><text:span text:style-name="Source_20_Text">&amp;tab</text:span> - Single tab character </text:p>
        </text:list-item>
        <text:list-item>
          <text:p text:style-name="P79"><text:span text:style-name="Source_20_Text">&amp;tab 3</text:span> - Exactly 3 tab characters </text:p>
        </text:list-item>
        <text:list-item>
          <text:p text:style-name="P80"><text:span text:style-name="Source_20_Text">&amp;tab N</text:span> - Exactly N tab characters </text:p>
        </text:list-item>
      </text:list>
      <text:p text:style-name="Text_20_body"><text:span text:style-name="Strong_20_Emphasis">Parsing Logic:</text:span></text:p>
      <text:list text:style-name="L40">
        <text:list-item>
          <text:p text:style-name="P81">Single spaces between keywords on command line = token separators for parser </text:p>
        </text:list-item>
        <text:list-item>
          <text:p text:style-name="P81">Double spaces on command line = one literal space in search pattern </text:p>
        </text:list-item>
        <text:list-item>
          <text:p text:style-name="P81"><text:span text:style-name="Source_20_Text">&amp;space N</text:span> directive = N literal spaces in search pattern </text:p>
        </text:list-item>
        <text:list-item>
          <text:p text:style-name="P82"><text:soft-page-break/>Default behavior ignores single spaces in target text unless explicitly specified </text:p>
        </text:list-item>
      </text:list>
      <text:h text:style-name="Heading_20_4" text:outline-level="4">Examples:</text:h>
      <text:p text:style-name="Preformatted_20_Text"># Command parsing vs pattern matching distinction:</text:p>
      <text:p text:style-name="Preformatted_20_Text">&amp;start=Error &amp;space 3 νmbers 5 &amp;end</text:p>
      <text:p text:style-name="Preformatted_20_Text"># Parser sees: [&amp;start=Error] [&amp;space] [3] [νmbers] [5] [&amp;end]</text:p>
      <text:p text:style-name="Preformatted_20_Text"># Pattern matches: "Error <text:s text:c="2"/>22222" (Error + 3 spaces + 5 digits)</text:p>
      <text:p text:style-name="Preformatted_20_Text"/>
      <text:p text:style-name="Preformatted_20_Text">&amp;find &amp;start timestamp &amp;tab 2 νmbers 4 &amp;end &amp;in logs.txt</text:p>
      <text:p text:style-name="Preformatted_20_Text"># Matches lines with: timestamp1234</text:p>
      <text:h text:style-name="Heading_20_4" text:outline-level="4">Quantified Matching</text:h>
      <text:p text:style-name="Text_20_body">All character classes support optional numeric quantifiers:</text:p>
      <text:list text:style-name="L41">
        <text:list-item>
          <text:p text:style-name="P83"><text:span text:style-name="Source_20_Text">&amp;text 5</text:span> - Exactly 5 text characters </text:p>
        </text:list-item>
        <text:list-item>
          <text:p text:style-name="P83"><text:span text:style-name="Source_20_Text">≤tters 3</text:span> - Exactly 3 letters </text:p>
        </text:list-item>
        <text:list-item>
          <text:p text:style-name="P84"><text:span text:style-name="Source_20_Text">νmbers 4</text:span> - Exactly 4 numbers </text:p>
        </text:list-item>
      </text:list>
      <text:h text:style-name="Heading_20_3" text:outline-level="3">Pattern Examples</text:h>
      <text:p text:style-name="Preformatted_20_Text">&amp;find &amp;start error νmbers &amp;end &amp;in logs.txt</text:p>
      <text:p text:style-name="Preformatted_20_Text"># Processes character by character as file is read</text:p>
      <text:p text:style-name="Preformatted_20_Text"># Immediately identifies matches without storing entire file in memory</text:p>
      <text:p text:style-name="Preformatted_20_Text"># Scales to arbitrarily large files</text:p>
      <text:p text:style-name="Preformatted_20_Text"><text:soft-page-break/></text:p>
      <text:p text:style-name="Preformatted_20_Text"># Complex literal text (impossible to escape cleanly in regex):</text:p>
      <text:p text:style-name="Preformatted_20_Text">&amp;find &amp;start he said, "copy the file to C:\hosts". I don't know why &amp;end &amp;in file.txt</text:p>
      <text:h text:style-name="Heading_20_3" text:outline-level="3">Mode Detection</text:h>
      <text:p text:style-name="Text_20_body">The parser automatically detects search mode:</text:p>
      <text:list text:style-name="L42">
        <text:list-item>
          <text:p text:style-name="P85"><text:span text:style-name="Strong_20_Emphasis">Literal mode:</text:span> No &amp; pattern keywords present - simple substring search </text:p>
        </text:list-item>
        <text:list-item>
          <text:p text:style-name="P86"><text:span text:style-name="Strong_20_Emphasis">Pattern mode:</text:span> &amp; pattern keywords present - full pattern language active </text:p>
        </text:list-item>
      </text:list>
      <text:h text:style-name="Heading_20_3" text:outline-level="3">Architecture Integration</text:h>
      <text:p text:style-name="Text_20_body">The &amp;start...&amp;end parsing structure integrates cleanly with the broader Newbie architecture:</text:p>
      <text:list text:style-name="L43">
        <text:list-item>
          <text:p text:style-name="P87"><text:span text:style-name="Strong_20_Emphasis">Consistent with control flow:</text:span> &amp;if...&amp;end, &amp;for...&amp;end use the same terminator pattern </text:p>
        </text:list-item>
        <text:list-item>
          <text:p text:style-name="P87"><text:span text:style-name="Strong_20_Emphasis">&amp;end requires no code:</text:span> Opening keywords (&amp;start, &amp;if, &amp;for) contain all parsing logic </text:p>
        </text:list-item>
        <text:list-item>
          <text:p text:style-name="P87"><text:span text:style-name="Strong_20_Emphasis">Modular design:</text:span> Each opening keyword handles its own syntax until finding &amp;end </text:p>
        </text:list-item>
        <text:list-item>
          <text:p text:style-name="P88"><text:span text:style-name="Strong_20_Emphasis">No conflicts:</text:span> Context determines which parser handles each &amp;start...&amp;end block </text:p>
        </text:list-item>
      </text:list>
      <text:h text:style-name="Heading_20_2" text:outline-level="2">7. File I/O and Compression Architecture</text:h>
      <text:h text:style-name="Heading_20_3" text:outline-level="3">Transparent Compression Support</text:h>
      <text:p text:style-name="Text_20_body"><text:span text:style-name="Strong_20_Emphasis">Design Philosophy:</text:span> All file operations should work transparently with compressed files without requiring users to specify compression formats or use different commands.</text:p>
      <text:p text:style-name="Text_20_body"><text:span text:style-name="Strong_20_Emphasis">Magic Byte Detection:</text:span> Automatic detection of compression formats through file headers:</text:p>
      <text:list text:style-name="L44">
        <text:list-item>
          <text:p text:style-name="P89">gzip: [0x1f, 0x8b, ..] </text:p>
        </text:list-item>
        <text:list-item>
          <text:p text:style-name="P89">bzip2: [0x42, 0x5a, ..] </text:p>
        </text:list-item>
        <text:list-item>
          <text:p text:style-name="P89">xz: [0xfd, 0x37, 0x7a, 0x58, 0x5a, 0x00] </text:p>
        </text:list-item>
        <text:list-item>
          <text:p text:style-name="P90">zstd: [0x28, 0xb5, 0x2f, 0xfd, ..] </text:p>
        </text:list-item>
      </text:list>
      <text:h text:style-name="Heading_20_3" text:outline-level="3"><text:soft-page-break/>Transparent Integration Strategy:</text:h>
      <text:list text:style-name="L45">
        <text:list-item>
          <text:p text:style-name="P91">All file reading operations use create_reader() instead of direct File::open() </text:p>
        </text:list-item>
        <text:list-item>
          <text:p text:style-name="P91">BufReader-based line processing works identically for compressed and uncompressed files </text:p>
        </text:list-item>
        <text:list-item>
          <text:p text:style-name="P91">Streaming architecture maintains constant memory usage regardless of compression </text:p>
        </text:list-item>
        <text:list-item>
          <text:p text:style-name="P91"><text:span text:style-name="Strong_20_Emphasis">Complete transparency:</text:span> Operations like <text:span text:style-name="Source_20_Text">&amp;last N &amp;lines</text:span>, <text:span text:style-name="Source_20_Text">&amp;first N &amp;lines</text:span>, and pattern matching work identically on compressed and uncompressed files without any code changes </text:p>
        </text:list-item>
        <text:list-item>
          <text:p text:style-name="P91"><text:span text:style-name="Strong_20_Emphasis">Circular buffer compatibility:</text:span> The <text:span text:style-name="Source_20_Text">&amp;last N</text:span> circular buffer implementation receives a stream of lines through the BufRead interface, completely unaware of underlying compression </text:p>
        </text:list-item>
        <text:list-item>
          <text:p text:style-name="P92"><text:span text:style-name="Strong_20_Emphasis">Threading integration:</text:span> Each thread spawned by <text:span text:style-name="Source_20_Text">&amp;in</text:span> creates its own reader with automatic decompression </text:p>
        </text:list-item>
      </text:list>
      <text:h text:style-name="Heading_20_3" text:outline-level="3">Supported Compression Formats</text:h>
      <text:p text:style-name="Text_20_body"><text:span text:style-name="Strong_20_Emphasis">Rust Crate Integration:</text:span></text:p>
      <text:list text:style-name="L46">
        <text:list-item>
          <text:p text:style-name="P93">flate2 - gzip/deflate support (.gz, .deflate) </text:p>
        </text:list-item>
        <text:list-item>
          <text:p text:style-name="P93">bzip2 - bzip2 support (.bz2) </text:p>
        </text:list-item>
        <text:list-item>
          <text:p text:style-name="P93">xz2 - LZMA/XZ support (.xz) </text:p>
        </text:list-item>
        <text:list-item>
          <text:p text:style-name="P93">zstd - Zstandard support (.zst) </text:p>
        </text:list-item>
        <text:list-item>
          <text:p text:style-name="P94">lz4_flex - LZ4 support (.lz4) </text:p>
        </text:list-item>
      </text:list>
      <text:h text:style-name="Heading_20_2" text:outline-level="2">8. Command Architecture</text:h>
      <text:h text:style-name="Heading_20_3" text:outline-level="3">Show Command: Universal Display</text:h>
      <text:p text:style-name="Text_20_body">Universal display with composable modifiers:</text:p>
      <text:p text:style-name="Preformatted_20_Text">&amp;show file.txt <text:s text:c="24"/># Paged display (less equivalent)</text:p>
      <text:p text:style-name="Preformatted_20_Text">&amp;show file.txt &amp;raw <text:s text:c="19"/># Raw output (cat equivalent)</text:p>
      <text:p text:style-name="Preformatted_20_Text">&amp;show file.txt &amp;first 20 &amp;lines <text:s text:c="7"/># First 20 lines (head equivalent)</text:p>
      <text:p text:style-name="Preformatted_20_Text">&amp;show file.txt &amp;last 20 &amp;lines <text:s text:c="8"/># Last 20 lines (tail equivalent)</text:p>
      <text:p text:style-name="Preformatted_20_Text"><text:soft-page-break/>&amp;show file.txt νmbered <text:s text:c="14"/># With line numbers (renumbered 1-N)</text:p>
      <text:p text:style-name="Preformatted_20_Text">&amp;show file.txt ∨iginal_numbers <text:s text:c="6"/># With original file line numbers</text:p>
      <text:p text:style-name="Preformatted_20_Text">&amp;show file.txt &amp;first 1000 &amp;chars <text:s text:c="5"/># First 1000 characters</text:p>
      <text:p text:style-name="Preformatted_20_Text">&amp;show file.txt &amp;last 1000 &amp;chars <text:s text:c="6"/># Last 1000 characters</text:p>
      <text:h text:style-name="Heading_20_3" text:outline-level="3">Implementation Strategy:</text:h>
      <text:list text:style-name="L47">
        <text:list-item>
          <text:p text:style-name="P95">Don't use external programs for basic display (cat, head, tail) - adds overhead without benefit </text:p>
        </text:list-item>
        <text:list-item>
          <text:p text:style-name="P95">Exception: Interactive paging - implement native paging similar to less </text:p>
        </text:list-item>
        <text:list-item>
          <text:p text:style-name="P96">Advantage: Compression support - less doesn't handle compressed files, our implementation does </text:p>
        </text:list-item>
      </text:list>
      <text:h text:style-name="Heading_20_3" text:outline-level="3">Memory Constraints:</text:h>
      <text:list text:style-name="L48">
        <text:list-item>
          <text:p text:style-name="P97">Use BufReader for line-by-line processing (already established) </text:p>
        </text:list-item>
        <text:list-item>
          <text:p text:style-name="P97">For <text:span text:style-name="Source_20_Text">&amp;last N &amp;lines</text:span> - use circular buffer to avoid loading entire file </text:p>
        </text:list-item>
        <text:list-item>
          <text:p text:style-name="P97">For <text:span text:style-name="Source_20_Text">&amp;first N &amp;lines</text:span> - can terminate early after N lines </text:p>
        </text:list-item>
        <text:list-item>
          <text:p text:style-name="P98">Compression decoders integrate transparently with BufReader </text:p>
        </text:list-item>
      </text:list>
      <text:h text:style-name="Heading_20_3" text:outline-level="3">Find Command: Context-Aware Search</text:h>
      <text:p text:style-name="Text_20_body">Replaces ls, grep, and find with context-aware behavior:</text:p>
      <text:p text:style-name="Preformatted_20_Text">&amp;find *.txt <text:s text:c="32"/># File listing</text:p>
      <text:p text:style-name="Preformatted_20_Text">&amp;find error &amp;in logs.txt <text:s text:c="19"/># Content search (literal mode)</text:p>
      <text:p text:style-name="Preformatted_20_Text">&amp;find &amp;start error νmbers &amp;end <text:s text:c="11"/># Pattern mode</text:p>
      <text:h text:style-name="Heading_20_2" text:outline-level="2"><text:soft-page-break/>9. Variable System</text:h>
      <text:h text:style-name="Heading_20_3" text:outline-level="3">Enhanced Implementation: Context-Aware Variable Detection</text:h>
      <text:p text:style-name="Text_20_body">The variable system has been significantly enhanced beyond the original design with sophisticated auto-detection capabilities.</text:p>
      <text:h text:style-name="Heading_20_3" text:outline-level="3">Transparent Resolution Model</text:h>
      <text:p text:style-name="Text_20_body">Variables resolve when the interpreter has sufficient data, eliminating complex timing categories:</text:p>
      <text:list text:style-name="L49">
        <text:list-item>
          <text:p text:style-name="P99"><text:span text:style-name="Strong_20_Emphasis">Assignment-time resolution:</text:span> Variables resolve immediately when assigned explicit values </text:p>
        </text:list-item>
        <text:list-item>
          <text:p text:style-name="P99"><text:span text:style-name="Strong_20_Emphasis">Query-time resolution:</text:span> System and process variables resolve when referenced </text:p>
        </text:list-item>
        <text:list-item>
          <text:p text:style-name="P100"><text:span text:style-name="Strong_20_Emphasis">No namespace-based timing:</text:span> All namespaces use same resolution logic </text:p>
        </text:list-item>
      </text:list>
      <text:h text:style-name="Heading_20_3" text:outline-level="3">Auto-Detection of Variable Operations</text:h>
      <text:p text:style-name="Text_20_body"><text:span text:style-name="Strong_20_Emphasis">Revolutionary Feature:</text:span> The system automatically detects variable assignment vs. retrieval without requiring explicit <text:span text:style-name="Source_20_Text">&amp;set</text:span> / <text:span text:style-name="Source_20_Text">≥t</text:span> keywords.</text:p>
      <text:h text:style-name="Heading_20_4" text:outline-level="4">Auto-Prefix Insertion:</text:h>
      <text:list text:style-name="L50">
        <text:list-item>
          <text:p text:style-name="P101"><text:span text:style-name="Source_20_Text">&amp;v.username = john_doe</text:span> automatically becomes <text:span text:style-name="Source_20_Text">&amp;set &amp;v.username john_doe</text:span> </text:p>
        </text:list-item>
        <text:list-item>
          <text:p text:style-name="P101"><text:span text:style-name="Source_20_Text">&amp;v.username</text:span> automatically becomes <text:span text:style-name="Source_20_Text">≥t &amp;v.username</text:span> </text:p>
        </text:list-item>
        <text:list-item>
          <text:p text:style-name="P102"><text:span text:style-name="Source_20_Text">&amp;show &amp;v.config</text:span> becomes <text:span text:style-name="Source_20_Text">&amp;show ≥t &amp;v.config</text:span> </text:p>
        </text:list-item>
      </text:list>
      <text:h text:style-name="Heading_20_3" text:outline-level="3">Namespace Organization</text:h>
      <text:list text:style-name="L51">
        <text:list-item>
          <text:p text:style-name="P103"><text:span text:style-name="Source_20_Text">&amp;v.</text:span> - User-defined variables </text:p>
        </text:list-item>
        <text:list-item>
          <text:p text:style-name="P103"><text:span text:style-name="Source_20_Text">&amp;system.</text:span> - System state and environment </text:p>
        </text:list-item>
        <text:list-item>
          <text:p text:style-name="P103"><text:span text:style-name="Source_20_Text">&amp;process.</text:span> - Process information </text:p>
        </text:list-item>
        <text:list-item>
          <text:p text:style-name="P103"><text:span text:style-name="Source_20_Text">≠twork.</text:span> - Network state </text:p>
        </text:list-item>
        <text:list-item>
          <text:p text:style-name="P103"><text:span text:style-name="Source_20_Text">&amp;global.</text:span> - Cross-session configuration </text:p>
        </text:list-item>
        <text:list-item>
          <text:p text:style-name="P104"><text:span text:style-name="Source_20_Text">&amp;config.</text:span> - Application configuration </text:p>
        </text:list-item>
      </text:list>
      <text:h text:style-name="Heading_20_3" text:outline-level="3"><text:soft-page-break/>Advanced Variable Features</text:h>
      <text:p text:style-name="Text_20_body"><text:span text:style-name="Strong_20_Emphasis">Variable Reference Resolution:</text:span> Variables can be used as arguments to other commands:</text:p>
      <text:p text:style-name="Preformatted_20_Text">&amp;v.logfile = /var/log/app.log <text:s text:c="13"/># Auto-assignment</text:p>
      <text:p text:style-name="Preformatted_20_Text">&amp;find error &amp;in &amp;v.logfile <text:s text:c="16"/># Variable resolved in command</text:p>
      <text:p text:style-name="Preformatted_20_Text">&amp;copy &amp;v.source &amp;to &amp;v.destination <text:s text:c="8"/># Multiple variable resolution</text:p>
      <text:p text:style-name="Text_20_body"><text:span text:style-name="Strong_20_Emphasis">System Variable Examples:</text:span></text:p>
      <text:p text:style-name="Preformatted_20_Text">&amp;system.home <text:s text:c="19"/># User home directory</text:p>
      <text:p text:style-name="Preformatted_20_Text">&amp;system.pwd <text:s text:c="20"/># Current working directory</text:p>
      <text:p text:style-name="Preformatted_20_Text">&amp;process.pid <text:s text:c="19"/># Current process ID</text:p>
      <text:p text:style-name="Preformatted_20_Text">≠twork.connected <text:s text:c="13"/># Network connectivity status</text:p>
      <text:h text:style-name="Heading_20_2" text:outline-level="2">10. Admin Command Architecture</text:h>
      <text:p text:style-name="Text_20_body">Bounded privilege escalation with automatic cleanup:</text:p>
      <text:p text:style-name="Preformatted_20_Text">&amp;admin &amp;copy sensitive.conf &amp;to /etc/</text:p>
      <text:p text:style-name="Preformatted_20_Text">&amp;admin &amp;show /var/log/secure &amp;last 50 &amp;lines</text:p>
      <text:p text:style-name="Preformatted_20_Text">&amp;admin &amp;delete /tmp/old_files/</text:p>
      <text:h text:style-name="Heading_20_3" text:outline-level="3">Implementation Strategy:</text:h>
      <text:list text:style-name="L52">
        <text:list-item>
          <text:p text:style-name="P105">Uses sudo for privilege escalation </text:p>
        </text:list-item>
        <text:list-item>
          <text:p text:style-name="P105">Automatically calls <text:span text:style-name="Source_20_Text">sudo -k</text:span> after command completion to clear cached credentials </text:p>
        </text:list-item>
        <text:list-item>
          <text:p text:style-name="P105">Always positioned leftmost in command structure for clear privilege scope </text:p>
        </text:list-item>
        <text:list-item>
          <text:p text:style-name="P106">Integrates with existing sudo configuration and audit systems </text:p>
        </text:list-item>
      </text:list>
      <text:h text:style-name="Heading_20_3" text:outline-level="3"><text:soft-page-break/>Security Model:</text:h>
      <text:list text:style-name="L53">
        <text:list-item>
          <text:p text:style-name="P107">Each &amp;admin command is isolated - no persistent elevated privileges </text:p>
        </text:list-item>
        <text:list-item>
          <text:p text:style-name="P107">Bounded scope prevents privilege leakage to subsequent commands </text:p>
        </text:list-item>
        <text:list-item>
          <text:p text:style-name="P107">Leverages battle-tested sudo mechanisms rather than custom privilege handling </text:p>
        </text:list-item>
        <text:list-item>
          <text:p text:style-name="P108">Full audit trail through sudo logging infrastructure </text:p>
        </text:list-item>
      </text:list>
      <text:h text:style-name="Heading_20_2" text:outline-level="2">11. External Script Integration</text:h>
      <text:p text:style-name="Text_20_body">Bidirectional interoperability for gradual adoption:</text:p>
      <text:h text:style-name="Heading_20_3" text:outline-level="3">From Newbie to External Scripts:</text:h>
      <text:p text:style-name="Preformatted_20_Text">&amp;run backup_script.sh</text:p>
      <text:p text:style-name="Preformatted_20_Text">&amp;run python analyze_logs.py /var/log/</text:p>
      <text:p text:style-name="Preformatted_20_Text">&amp;run make target=release</text:p>
      <text:h text:style-name="Heading_20_3" text:outline-level="3">From Bash to Newbie:</text:h>
      <text:p text:style-name="Preformatted_20_Text">newbie daily_maintenance.ns</text:p>
      <text:p text:style-name="Preformatted_20_Text">newbie script.ns | grep error</text:p>
      <text:h text:style-name="Heading_20_3" text:outline-level="3">Design Principles:</text:h>
      <text:list text:style-name="L54">
        <text:list-item>
          <text:p text:style-name="P109">Clean handoff between shell environments with preserved exit codes </text:p>
        </text:list-item>
        <text:list-item>
          <text:p text:style-name="P109">Arguments passed through seamlessly </text:p>
        </text:list-item>
        <text:list-item>
          <text:p text:style-name="P109">Environment variables inherited from calling shell </text:p>
        </text:list-item>
        <text:list-item>
          <text:p text:style-name="P109">Standard input/output/error streams connected properly </text:p>
        </text:list-item>
        <text:list-item>
          <text:p text:style-name="P110">Script isolation - each &amp;run is independent </text:p>
        </text:list-item>
      </text:list>
      <text:h text:style-name="Heading_20_2" text:outline-level="2"><text:soft-page-break/>12. Configuration Philosophy</text:h>
      <text:p text:style-name="Text_20_body">Replace bash's cryptic configuration with human-readable alternatives:</text:p>
      <text:p text:style-name="Preformatted_20_Text">prompt:</text:p>
      <text:p text:style-name="Preformatted_20_Text"><text:s text:c="2"/>user: green bold</text:p>
      <text:p text:style-name="Preformatted_20_Text"><text:s text:c="2"/>host: green bold</text:p>
      <text:p text:style-name="Preformatted_20_Text"><text:s text:c="2"/>path: blue bold</text:p>
      <text:p text:style-name="Preformatted_20_Text"><text:s text:c="2"/>symbol: default</text:p>
      <text:p text:style-name="Preformatted_20_Text"/>
      <text:p text:style-name="Preformatted_20_Text">shortcuts:</text:p>
      <text:p text:style-name="Preformatted_20_Text"><text:s text:c="2"/>ll = &amp;find all &amp;with details &amp;with types</text:p>
      <text:p text:style-name="Preformatted_20_Text"><text:s text:c="2"/>la = &amp;find all hidden</text:p>
      <text:p text:style-name="Preformatted_20_Text"/>
      <text:p text:style-name="Preformatted_20_Text">&amp;if &amp;system.path not contains ~/.local/bin: &amp;+ ~/bin: &amp;then</text:p>
      <text:p text:style-name="Preformatted_20_Text"><text:s text:c="2"/>&amp;system.path = ~/.local/bin: &amp;+ ~/bin: &amp;+ &amp;system.path</text:p>
      <text:p text:style-name="Preformatted_20_Text">&amp;end</text:p>
      <text:h text:style-name="Heading_20_2" text:outline-level="2"><text:soft-page-break/>13. Control Flow</text:h>
      <text:h text:style-name="Heading_20_3" text:outline-level="3">Indentation-based structure</text:h>
      <text:p text:style-name="Text_20_body">Uses whitespace indentation like Python, eliminating brackets and semicolons:</text:p>
      <text:p text:style-name="Preformatted_20_Text">&amp;if backup_needed &amp;then</text:p>
      <text:p text:style-name="Preformatted_20_Text"><text:s text:c="2"/>Check available disk space before starting backup</text:p>
      <text:p text:style-name="Preformatted_20_Text"><text:s text:c="2"/>&amp;show &amp;system.disk.free</text:p>
      <text:p text:style-name="Preformatted_20_Text"><text:s text:c="2"/></text:p>
      <text:p text:style-name="Preformatted_20_Text"><text:s text:c="2"/>Start the backup process</text:p>
      <text:p text:style-name="Preformatted_20_Text"><text:s text:c="2"/>&amp;copy important_files/ &amp;to backup/ &amp;preserve &amp;verify</text:p>
      <text:p text:style-name="Preformatted_20_Text">&amp;end</text:p>
      <text:p text:style-name="Preformatted_20_Text"/>
      <text:p text:style-name="Preformatted_20_Text">&amp;for &amp;file &amp;in &amp;*.txt</text:p>
      <text:p text:style-name="Preformatted_20_Text"><text:s text:c="2"/>&amp;if &amp;file matches &amp;start &amp;upperletters νmbers .txt &amp;end &amp;then</text:p>
      <text:p text:style-name="Preformatted_20_Text"><text:s text:c="4"/>&amp;move &amp;file &amp;to processed_ &amp;+ &amp;file</text:p>
      <text:p text:style-name="Preformatted_20_Text"><text:s text:c="2"/>&amp;end</text:p>
      <text:p text:style-name="Preformatted_20_Text">&amp;end</text:p>
      <text:h text:style-name="Heading_20_3" text:outline-level="3">Comment System</text:h>
      <text:p text:style-name="Text_20_body">Lines without &amp; as the first non-whitespace character are automatically comments:</text:p>
      <text:p text:style-name="Preformatted_20_Text"><text:soft-page-break/>This is a comment</text:p>
      <text:p text:style-name="Preformatted_20_Text">&amp;show file.txt νmbered</text:p>
      <text:p text:style-name="Preformatted_20_Text"><text:s text:c="2"/>This indented comment describes the above command</text:p>
      <text:p text:style-name="Preformatted_20_Text">&amp;find error &amp;in logs.txt</text:p>
      <text:h text:style-name="Heading_20_2" text:outline-level="2">14. Error Handling Philosophy</text:h>
      <text:p text:style-name="Text_20_body">Leverage Rust's Result types for comprehensive error messages:</text:p>
      <text:list text:style-name="L55">
        <text:list-item>
          <text:p text:style-name="P111">Context-aware error descriptions </text:p>
        </text:list-item>
        <text:list-item>
          <text:p text:style-name="P111">Specific suggestions for common mistakes </text:p>
        </text:list-item>
        <text:list-item>
          <text:p text:style-name="P111">Clear indication of where parsing failed </text:p>
        </text:list-item>
        <text:list-item>
          <text:p text:style-name="P112">Educational guidance rather than cryptic codes </text:p>
        </text:list-item>
      </text:list>
      <text:h text:style-name="Heading_20_3" text:outline-level="3">Examples:</text:h>
      <text:p text:style-name="Preformatted_20_Text">Error: Pattern incomplete - missing &amp;end after &amp;start</text:p>
      <text:p text:style-name="Preformatted_20_Text">Command: &amp;find &amp;start error νmbers &amp;in logs.txt</text:p>
      <text:p text:style-name="Preformatted_20_Text">Try: &amp;find &amp;start error νmbers &amp;end &amp;in logs.txt</text:p>
      <text:p text:style-name="Preformatted_20_Text"/>
      <text:p text:style-name="Preformatted_20_Text">Error: &amp;admin must be leftmost modifier</text:p>
      <text:p text:style-name="Preformatted_20_Text">Try: &amp;admin &amp;copy file.txt &amp;to /etc/ instead of &amp;copy &amp;admin file.txt &amp;to /etc/</text:p>
      <text:h text:style-name="Heading_20_2" text:outline-level="2"><text:soft-page-break/>15. Implementation</text:h>
      <text:h text:style-name="Heading_20_3" text:outline-level="3">Technology Stack</text:h>
      <text:list text:style-name="L56">
        <text:list-item>
          <text:p text:style-name="P113"><text:span text:style-name="Strong_20_Emphasis">Language:</text:span> Rust for memory safety and performance </text:p>
        </text:list-item>
        <text:list-item>
          <text:p text:style-name="P113"><text:span text:style-name="Strong_20_Emphasis">Threading:</text:span> Reader/worker/writer pattern across all components </text:p>
        </text:list-item>
        <text:list-item>
          <text:p text:style-name="P113"><text:span text:style-name="Strong_20_Emphasis">Tool Integration:</text:span> FFI bindings to GNU utilities; rsync front-end for &amp;copy </text:p>
        </text:list-item>
        <text:list-item>
          <text:p text:style-name="P113"><text:span text:style-name="Strong_20_Emphasis">Parsing:</text:span> Static keyword registry with function pointers for O(1) lookup </text:p>
        </text:list-item>
        <text:list-item>
          <text:p text:style-name="P114"><text:span text:style-name="Strong_20_Emphasis">Compression:</text:span> Transparent decompression through create_reader() abstraction </text:p>
        </text:list-item>
      </text:list>
      <text:h text:style-name="Heading_20_3" text:outline-level="3">Memory Management Strategy (CRITICAL CONSTRAINT)</text:h>
      <text:h text:style-name="Heading_20_4" text:outline-level="4">Line-at-a-time Processing:</text:h>
      <text:list text:style-name="L57">
        <text:list-item>
          <text:p text:style-name="P115">Natural boundaries for pattern matching state machine </text:p>
        </text:list-item>
        <text:list-item>
          <text:p text:style-name="P115">Each line becomes discrete unit for complete pattern evaluation </text:p>
        </text:list-item>
        <text:list-item>
          <text:p text:style-name="P116">Streaming with fixed-size buffers prevents memory expansion </text:p>
        </text:list-item>
      </text:list>
      <text:p text:style-name="Text_20_body"><text:span text:style-name="Strong_20_Emphasis">CRITICAL:</text:span> Never use Vec when processing data iteratively - it expands memory usage unpredictably. Use streaming approaches with fixed-size buffers, iterators, or circular buffers for line-based processing.</text:p>
      <text:h text:style-name="Heading_20_3" text:outline-level="3">Threading Architecture</text:h>
      <text:p text:style-name="Text_20_body"><text:span text:style-name="Strong_20_Emphasis">Adaptive Threading Strategy:</text:span> Auto-detect CPU cores and allocate max(1, cores - 2) worker threads, reserving cores for reader/writer threads.</text:p>
      <text:p text:style-name="Text_20_body"><text:span text:style-name="Strong_20_Emphasis">Multi-threaded Pipeline Processing:</text:span></text:p>
      <text:list text:style-name="L58">
        <text:list-item>
          <text:p text:style-name="P117">Reader thread: Stream input data line by line </text:p>
        </text:list-item>
        <text:list-item>
          <text:p text:style-name="P117">Worker threads: Process operations incrementally using left-to-right matching (adaptive count) </text:p>
        </text:list-item>
        <text:list-item>
          <text:p text:style-name="P118">Writer thread: Format and output results as they become available </text:p>
        </text:list-item>
      </text:list>
      <text:p text:style-name="Text_20_body"><text:span text:style-name="Strong_20_Emphasis">Threading Compensation Strategy:</text:span> Traditional shells process commands sequentially, but newbie can have multiple threads working on different parts of a pipeline simultaneously. For operations like pattern matching across large datasets, this parallelization often compensates for interpreter overhead, especially on multi-core systems.</text:p>
      <text:h text:style-name="Heading_20_2" text:outline-level="2"><text:soft-page-break/>16. Implementation Phases</text:h>
      <text:h text:style-name="Heading_20_3" text:outline-level="3">Phase 1 (COMPLETED): Core parsing engine with command building architecture</text:h>
      <text:list text:style-name="L59">
        <text:list-item>
          <text:p text:style-name="P119">✅ Static keyword registry with function pointers implemented in Rust prototype </text:p>
        </text:list-item>
        <text:list-item>
          <text:p text:style-name="P119">✅ Fixed-size buffers (MAX_ARGS_PER_KEYWORD = 32) for memory efficiency </text:p>
        </text:list-item>
        <text:list-item>
          <text:p text:style-name="P119">✅ Streaming approach with line-based processing boundaries </text:p>
        </text:list-item>
        <text:list-item>
          <text:p text:style-name="P119">✅ Universal &amp; prefixing enforced for all commands (including &amp;exit) </text:p>
        </text:list-item>
        <text:list-item>
          <text:p text:style-name="P119">✅ Command building architecture with two-phase processing </text:p>
        </text:list-item>
        <text:list-item>
          <text:p text:style-name="P119">✅ &amp;move command with &amp;to modifier implemented </text:p>
        </text:list-item>
        <text:list-item>
          <text:p text:style-name="P119">✅ &amp;delete command fully implemented with admin support </text:p>
        </text:list-item>
        <text:list-item>
          <text:p text:style-name="P119">✅ Variable system with multiple namespaces and context-aware auto-detection </text:p>
        </text:list-item>
        <text:list-item>
          <text:p text:style-name="P119">✅ BASH command execution with &amp;run BASH syntax </text:p>
        </text:list-item>
        <text:list-item>
          <text:p text:style-name="P119">✅ Silent execution by default with &amp;show modifier </text:p>
        </text:list-item>
        <text:list-item>
          <text:p text:style-name="P119">✅ Pattern language with complete &amp;start...&amp;end implementation </text:p>
        </text:list-item>
        <text:list-item>
          <text:p text:style-name="P120">✅ Magic byte detection for transparent decompression </text:p>
        </text:list-item>
      </text:list>
      <text:h text:style-name="Heading_20_3" text:outline-level="3">Phase 2: Threading Architecture (FUTURE)</text:h>
      <text:list text:style-name="L60">
        <text:list-item>
          <text:p text:style-name="P121">Implement adaptive threading: max(1, cores - 2) worker threads </text:p>
        </text:list-item>
        <text:list-item>
          <text:p text:style-name="P121">Reader/worker/writer pattern with line-based work units </text:p>
        </text:list-item>
        <text:list-item>
          <text:p text:style-name="P121">Circular buffer for &amp;last N &amp;lines operations </text:p>
        </text:list-item>
        <text:list-item>
          <text:p text:style-name="P122">Performance optimization and benchmarking </text:p>
        </text:list-item>
      </text:list>
      <text:h text:style-name="Heading_20_3" text:outline-level="3">Phase 3: Advanced Features (FUTURE)</text:h>
      <text:list text:style-name="L61">
        <text:list-item>
          <text:p text:style-name="P123">Enhanced variable resolution and assignment syntax </text:p>
        </text:list-item>
        <text:list-item>
          <text:p text:style-name="P123">Cross-session persistence for &amp;global. and &amp;config. namespaces </text:p>
        </text:list-item>
        <text:list-item>
          <text:p text:style-name="P123">Pipeline operations (into syntax) </text:p>
        </text:list-item>
        <text:list-item>
          <text:p text:style-name="P124">Interactive debugging and profiling tools </text:p>
        </text:list-item>
      </text:list>
      <text:h text:style-name="Heading_20_3" text:outline-level="3">Phase 4: Integration &amp; Polish (FUTURE)</text:h>
      <text:list text:style-name="L62">
        <text:list-item>
          <text:p text:style-name="P125">GNU tool integration enhancements </text:p>
        </text:list-item>
        <text:list-item>
          <text:p text:style-name="P125">Configuration system improvements </text:p>
        </text:list-item>
        <text:list-item>
          <text:p text:style-name="P125"><text:soft-page-break/>Error handling with enhanced suggestions </text:p>
        </text:list-item>
        <text:list-item>
          <text:p text:style-name="P126">Linux distribution packaging </text:p>
        </text:list-item>
      </text:list>
      <text:h text:style-name="Heading_20_2" text:outline-level="2">17. Performance Strategy</text:h>
      <text:h text:style-name="Heading_20_3" text:outline-level="3">Two-phase execution model:</text:h>
      <text:list text:style-name="L63">
        <text:list-item>
          <text:p text:style-name="P127"><text:span text:style-name="Strong_20_Emphasis">Parse phase:</text:span> Natural language commands parsed once into efficient Rust operations with whole-line analysis </text:p>
        </text:list-item>
        <text:list-item>
          <text:p text:style-name="P128"><text:span text:style-name="Strong_20_Emphasis">Runtime phase:</text:span> Compiled operations execute at native speed with streaming execution </text:p>
        </text:list-item>
      </text:list>
      <text:p text:style-name="Text_20_body"><text:span text:style-name="Strong_20_Emphasis">Left-to-right streaming architecture during execution phase:</text:span> The natural language format inherently supports streaming processing. Patterns like <text:span text:style-name="Source_20_Text">&amp;find &amp;start error νmbers &amp;end &amp;in logs.txt</text:span> can be matched incrementally as data arrives, without requiring backtracking or look-ahead.</text:p>
      <text:p text:style-name="Text_20_body">This streaming approach maximizes throughput on modern multi-core systems while maintaining low memory usage, and provides compatibility with existing tool reliability.</text:p>
      <text:h text:style-name="Heading_20_2" text:outline-level="2">18. Architecture Advantages</text:h>
      <text:list text:style-name="L64">
        <text:list-item>
          <text:p text:style-name="P129">Function pointer dispatch eliminates runtime string matching overhead </text:p>
        </text:list-item>
        <text:list-item>
          <text:p text:style-name="P129">Fixed-size argument buffers prevent memory bloat </text:p>
        </text:list-item>
        <text:list-item>
          <text:p text:style-name="P129">Static registry enables compile-time verification of command handlers </text:p>
        </text:list-item>
        <text:list-item>
          <text:p text:style-name="P129">Clear separation between parsing and command building phases </text:p>
        </text:list-item>
        <text:list-item>
          <text:p text:style-name="P129">Two-phase processing resolves natural language timing issues </text:p>
        </text:list-item>
        <text:list-item>
          <text:p text:style-name="P129">Streaming execution maintains constant memory usage </text:p>
        </text:list-item>
        <text:list-item>
          <text:p text:style-name="P129">Threading compensation often overcomes interpreter overhead </text:p>
        </text:list-item>
        <text:list-item>
          <text:p text:style-name="P129">Transparent compression works with all file operations without user intervention </text:p>
        </text:list-item>
        <text:list-item>
          <text:p text:style-name="P129">Unified execution model creates clean, testable, maintainable architecture where everything flows through &amp;run </text:p>
        </text:list-item>
        <text:list-item>
          <text:p text:style-name="P130">Pattern language integrates cleanly with existing &amp;end terminator system </text:p>
        </text:list-item>
      </text:list>
      <text:h text:style-name="Heading_20_2" text:outline-level="2"><text:soft-page-break/>19. Success Metrics</text:h>
      <text:h text:style-name="Heading_20_3" text:outline-level="3">User Experience</text:h>
      <text:list text:style-name="L65">
        <text:list-item>
          <text:p text:style-name="P131">Reduced learning curve for shell newcomers </text:p>
        </text:list-item>
        <text:list-item>
          <text:p text:style-name="P131">Faster task completion for common operations </text:p>
        </text:list-item>
        <text:list-item>
          <text:p text:style-name="P131">Fewer syntax errors and debugging sessions </text:p>
        </text:list-item>
        <text:list-item>
          <text:p text:style-name="P132">Improved script maintainability </text:p>
        </text:list-item>
      </text:list>
      <text:h text:style-name="Heading_20_3" text:outline-level="3">Performance</text:h>
      <text:list text:style-name="L66">
        <text:list-item>
          <text:p text:style-name="P133">Faster text processing through multi-threading </text:p>
        </text:list-item>
        <text:list-item>
          <text:p text:style-name="P133">Competitive performance with traditional tools through parse-once, execute-fast model </text:p>
        </text:list-item>
        <text:list-item>
          <text:p text:style-name="P134">Efficient resource usage </text:p>
        </text:list-item>
      </text:list>
      <text:h text:style-name="Heading_20_3" text:outline-level="3">Adoption</text:h>
      <text:list text:style-name="L67">
        <text:list-item>
          <text:p text:style-name="P135">Standalone pattern matching tool adoption </text:p>
        </text:list-item>
        <text:list-item>
          <text:p text:style-name="P135">Integration into Linux distributions </text:p>
        </text:list-item>
        <text:list-item>
          <text:p text:style-name="P136">Community contribution and extension </text:p>
        </text:list-item>
      </text:list>
      <text:h text:style-name="Heading_20_2" text:outline-level="2">20. Conclusion</text:h>
      <text:p text:style-name="Text_20_body">Newbie v0.4.1 represents a fundamental rethinking of shell design, prioritizing human comprehension and modern computing capabilities over historical constraints. By combining natural language interfaces with threaded performance and reliable tool integration via the unified &amp;run execution model, newbie makes shell computing accessible to broader audiences while maintaining the power needed for advanced use cases.</text:p>
      <text:p text:style-name="Text_20_body">The design eliminates major pain points of traditional shells - cryptic syntax, hostile error messages, poor performance, and maintenance difficulties - while preserving essential functionality through the clean architecture where everything flows through &amp;run.</text:p>
      <text:h text:style-name="Heading_20_3" text:outline-level="3">Key architectural achievements documented here:</text:h>
      <text:list text:style-name="L68">
        <text:list-item>
          <text:p text:style-name="P137">Magic byte detection for transparent decompression </text:p>
        </text:list-item>
        <text:list-item>
          <text:p text:style-name="P137">&amp;run BASH syntax for quote-free command execution </text:p>
        </text:list-item>
        <text:list-item>
          <text:p text:style-name="P137"><text:soft-page-break/>Silent execution by default with &amp;show modifiers </text:p>
        </text:list-item>
        <text:list-item>
          <text:p text:style-name="P137">Complete pattern language with &amp;space and &amp;tab operators </text:p>
        </text:list-item>
        <text:list-item>
          <text:p text:style-name="P137">&amp;delete command with full admin integration </text:p>
        </text:list-item>
        <text:list-item>
          <text:p text:style-name="P137">Context-aware variable system with auto-detection </text:p>
        </text:list-item>
        <text:list-item>
          <text:p text:style-name="P138">.ns script abstraction for complex pipelines </text:p>
        </text:list-item>
      </text:list>
      <text:p text:style-name="Text_20_body">The unified execution model validation confirms that everything flowing through &amp;run is architecturally sound in practice, enabling both simple command execution and complex pipeline operations through a consistent interface. The pattern language's integration with the existing &amp;end terminator system demonstrates the architectural consistency that makes Newbie both powerful and learnable.</text:p>
      <text:h text:style-name="Heading_20_3" text:outline-level="3">Implementation Status Summary:</text:h>
      <text:list text:style-name="L69">
        <text:list-item>
          <text:p text:style-name="P139"><text:span text:style-name="Strong_20_Emphasis">Phase 1: COMPLETE</text:span> - Core architecture, all basic commands, pattern language, variable system </text:p>
        </text:list-item>
        <text:list-item>
          <text:p text:style-name="P139"><text:span text:style-name="Strong_20_Emphasis">Phase 2: PLANNED</text:span> - Threading architecture and performance optimization </text:p>
        </text:list-item>
        <text:list-item>
          <text:p text:style-name="P139"><text:span text:style-name="Strong_20_Emphasis">Phase 3: PLANNED</text:span> - Advanced features and cross-session persistence </text:p>
        </text:list-item>
        <text:list-item>
          <text:p text:style-name="P140"><text:span text:style-name="Strong_20_Emphasis">Phase 4: PLANNED</text:span> - Integration, polish, and distribution </text:p>
        </text:list-item>
      </text:list>
      <text:p text:style-name="Text_20_body">This document reflects the architectural decisions and implementation status as of Phase 1 completion with BASH support, silent execution, variable system, pattern language implementation, transparent compression integration, and complete file operations suite. The threading architecture extensions and enhanced .ns script system provide the roadmap for scaling to handle complex data processing pipelines efficiently.</text:p>
      <text:p text:style-name="Text_20_body">The current implementation successfully validates the core design principles while providing a solid foundation for future enhancements. The system trades CPU cycles for cognitive load reduction while maintaining competitive performance through intelligent architecture decisions and streaming processing approaches.</text:p>
      <text:h text:style-name="Heading_20_2" text:outline-level="2">21. Current Version Examples</text:h>
      <text:p text:style-name="Text_20_body">As implemented in main.rs v0.4.1:</text:p>
      <text:p text:style-name="Preformatted_20_Text">newbie&gt; &amp;run BASH echo 'Hello World' <text:s text:c="37"/># Execute bash command</text:p>
      <text:p text:style-name="Preformatted_20_Text">newbie&gt; &amp;show &amp;run BASH ls -la <text:s text:c="43"/># Execute and display output</text:p>
      <text:p text:style-name="Preformatted_20_Text">newbie&gt; &amp;show src/main.rs &amp;first 10 <text:s text:c="38"/># Show <text:soft-page-break/>first 10 lines</text:p>
      <text:p text:style-name="Preformatted_20_Text">newbie&gt; &amp;find error &amp;in logs.txt <text:s text:c="41"/># Simple text search</text:p>
      <text:p text:style-name="Preformatted_20_Text">newbie&gt; &amp;find &amp;start Error &amp;space 3 νmbers 4 &amp;end &amp;in server.log <text:s text:c="6"/># Pattern search</text:p>
      <text:p text:style-name="Preformatted_20_Text">newbie&gt; &amp;delete old_backup.tar.gz <text:s text:c="40"/># Remove file</text:p>
      <text:p text:style-name="Preformatted_20_Text">newbie&gt; &amp;admin &amp;delete /tmp/system_cache/ <text:s text:c="32"/># Remove with privileges</text:p>
      <text:p text:style-name="Preformatted_20_Text">newbie&gt; &amp;v.logpath = /var/log/app.log <text:s text:c="36"/># Auto-variable assignment</text:p>
      <text:p text:style-name="Preformatted_20_Text">newbie&gt; &amp;find timeout &amp;in &amp;v.logpath <text:s text:c="37"/># Use variable in command</text:p>
      <text:p text:style-name="Text_20_body">This represents the complete, working implementation that exceeds the original design goals in several key area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60%"/>
      <style:text-properties style:font-name="Liberation Serif1" fo:font-family="'Liberation Serif', 'Times New Roman', serif" style:font-name-asian="Liberation Serif1" style:font-family-asian="'Liberation Serif', 'Times New Roman', serif" style:font-name-complex="Liberation Serif1" style:font-family-complex="'Liberation Serif', 'Times New Roman', serif"/>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0835in" fo:margin-right="0.0835in" fo:margin-top="0.0835in" fo:margin-bottom="0.0835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3335in" fo:margin-bottom="0.166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25in" fo:margin-bottom="0.139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1945in" fo:margin-bottom="0.111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166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left="0.1665in" fo:margin-right="0.1665in" fo:margin-top="0.1665in" fo:margin-bottom="0.1665in" style:contextual-spacing="false" fo:padding="0in" fo:border="none"/>
      <style:text-properties style:font-name="Liberation Mono" fo:font-family="'Liberation Mono', 'Courier New', monospace" fo:font-size="10pt" style:font-name-asian="Liberation Mono" style:font-family-asian="'Liberation Mono', 'Courier New', monospace" style:font-size-asian="10pt" style:font-name-complex="Liberation Mono" style:font-family-complex="'Liberation Mono', 'Courier New', monospace" style:font-size-complex="10pt"/>
    </style:style>
    <style:style style:name="Table_20_Contents" style:display-name="Table Contents" style:family="paragraph" style:parent-style-name="Standard" style:class="extra">
      <style:paragraph-properties fo:text-align="start" style:justify-single-word="false"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Courier New', monospace" fo:background-color="#f5f5f5" style:font-name-asian="Liberation Mono" style:font-family-asian="'Liberation Mono', 'Courier New', monospace" style:font-name-complex="Liberation Mono" style:font-family-complex="'Liberation Mono', 'Courier New', monospac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Inline_20_Heading" style:display-name="Inline Heading" style:family="graphic">
      <style:graphic-properties fo:min-width="0in" fo:min-height="0in" text:anchor-type="as-char" svg:y="0in" fo:margin-left="0in" fo:margin-right="0in"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fo:border="none" fo:padding="0in" fo:background-color="#ffffff" style:writing-mode="lr-tb"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fill-color="#ffffff" draw:opacity="100%"/>
    </style:style>
  </office:automatic-styles>
  <office:master-styles>
    <style:master-page style:name="Standard" style:page-layout-name="Mpm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Newbie Shell Design Document v49</dc:title>
    <meta:generator>LibreOffice/25.2.6.2$Linux_X86_64 LibreOffice_project/520$Build-2</meta:generator>
    <dc:date>2025-09-29T18:05:36.018290836</dc:date>
    <meta:editing-duration>PT1H13M43S</meta:editing-duration>
    <meta:editing-cycles>6</meta:editing-cycles>
    <meta:document-statistic meta:table-count="1" meta:image-count="0" meta:object-count="0" meta:page-count="34" meta:paragraph-count="675" meta:word-count="5525" meta:character-count="39695" meta:non-whitespace-character-count="34076"/>
    <meta:user-defined meta:name=""/>
    <meta:user-defined meta:name="viewport">width=device-width, initial-scale=1.0</meta:user-defined>
  </office:meta>
</office:document-meta>
</file>